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4" style:family="table-cell" style:parent-style-name="Default">
      <style:table-cell-properties fo:background-color="#bfbfbf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fbfb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fbfbf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map style:condition="cell-content()!=&quot;&quot;" style:apply-style-name="Bordes" style:base-cell-address="'Cuadro Amortización'.F8"/>
    </style:style>
    <style:style style:name="ce9" style:family="table-cell" style:parent-style-name="Default">
      <style:map style:condition="cell-content()!=&quot;&quot;" style:apply-style-name="Bordes_20_y_20_Fondo" style:base-cell-address="'Cuadro Amortización'.G8"/>
    </style:style>
    <style:style style:name="ce10" style:family="table-cell" style:parent-style-name="Default">
      <style:map style:condition="cell-content()!=&quot;&quot;" style:apply-style-name="Bordes" style:base-cell-address="'Cuadro Amortización'.I8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uxiliar.$D$5:.$D$35])" table:allow-empty-cell="true" table:display-list="unsorted" table:base-cell-address="Datos.E9">
          <table:error-message table:message-type="stop" table:display="true"/>
        </table:content-validation>
      </table:content-validations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Préstamo</text:p>
          </table:table-cell>
          <table:table-cell table:style-name="ce2" office:value-type="float" office:value="10000" calcext:value-type="float">
            <text:p>10000</text:p>
          </table:table-cell>
          <table:table-cell office:value-type="string" calcext:value-type="string">
            <text:p>€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nterés anual</text:p>
          </table:table-cell>
          <table:table-cell table:style-name="ce2" office:value-type="float" office:value="2.75" calcext:value-type="float">
            <text:p>2,7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Periodo</text:p>
          </table:table-cell>
          <table:table-cell table:style-name="ce2" table:content-validation-name="val1" office:value-type="float" office:value="6" calcext:value-type="float">
            <text:p>6</text:p>
          </table:table-cell>
          <table:table-cell table:formula="of:=IF([.E9]=&quot;&quot;;&quot;&quot;;IF([.E9]=1;&quot;año&quot;;&quot;años&quot;))" office:value-type="string" office:string-value="años" calcext:value-type="string">
            <text:p>año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nualidad</text:p>
          </table:table-cell>
          <table:table-cell table:style-name="ce3" table:formula="of:=[.$E$5]/[Operaciones.$T$13]" office:value-type="float" office:value="1830.70826379717" calcext:value-type="float">
            <text:p>1830,70826379717</text:p>
          </table:table-cell>
          <table:table-cell/>
        </table:table-row>
      </table:table>
      <table:table table:name="Auxiliar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</table:table>
      <table:table table:name="Operaciones" table:style-name="ta1">
        <table:table-column table:style-name="co1" table:number-columns-repeated="12" table:default-cell-style-name="Default"/>
        <table:table-column table:style-name="co1" table:number-columns-repeated="4" table:default-cell-style-name="ce5"/>
        <table:table-column table:style-name="co3" table:default-cell-style-name="ce5"/>
        <table:table-column table:style-name="co1" table:number-columns-repeated="3" table:default-cell-style-name="Default"/>
        <table:table-row table:style-name="ro1" table:number-rows-repeated="7">
          <table:table-cell table:number-columns-repeated="1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Años</text:p>
          </table:table-cell>
          <table:table-cell table:style-name="ce4" office:value-type="string" calcext:value-type="string">
            <text:p>Anualidad</text:p>
          </table:table-cell>
          <table:table-cell table:style-name="ce4" office:value-type="string" calcext:value-type="string">
            <text:p>Interés(%)</text:p>
          </table:table-cell>
          <table:table-cell table:style-name="ce4" office:value-type="string" calcext:value-type="string">
            <text:p>Interés(€)</text:p>
          </table:table-cell>
          <table:table-cell table:style-name="ce4" office:value-type="string" calcext:value-type="string">
            <text:p>C. Devuelto</text:p>
          </table:table-cell>
          <table:table-cell table:style-name="ce4" office:value-type="string" calcext:value-type="string">
            <text:p>C. Pendiente</text:p>
          </table:table-cell>
          <table:table-cell table:number-columns-repeated="2"/>
          <table:table-cell table:style-name="Default"/>
          <table:table-cell table:style-name="ce6" office:value-type="string" calcext:value-type="string">
            <text:p>Años</text:p>
          </table:table-cell>
          <table:table-cell table:style-name="ce6" office:value-type="string" calcext:value-type="string" table:number-columns-spanned="2" table:number-rows-spanned="1">
            <text:p>Cálculos Denominador</text:p>
          </table:table-cell>
          <table:covered-table-cell table:style-name="ce6"/>
          <table:table-cell table:style-name="ce6" office:value-type="string" calcext:value-type="string">
            <text:p>Dividir entre 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5]" office:value-type="float" office:value="0" calcext:value-type="float">
            <text:p>0</text:p>
          </table:table-cell>
          <table:table-cell table:formula="of:=IF([.D9]&lt;=[Datos.$E$9];[$Auxiliar.D5];&quot;&quot;)" office:value-type="float" office:value="0" calcext:value-type="float">
            <text:p>0</text:p>
          </table:table-cell>
          <table:table-cell table:number-columns-repeated="4"/>
          <table:table-cell table:formula="of:=[Datos.$E$5]" office:value-type="float" office:value="10000" calcext:value-type="float">
            <text:p>10000</text:p>
          </table:table-cell>
          <table:table-cell table:number-columns-repeated="2"/>
          <table:table-cell table:formula="of:=[$Auxiliar.D5]" office:value-type="float" office:value="0" calcext:value-type="float">
            <text:p>0</text:p>
          </table:table-cell>
          <table:table-cell table:formula="of:=IF([.M9]&lt;=[Datos.$E$9];[.M9];&quot;&quot;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$Auxiliar.D6]" office:value-type="float" office:value="1" calcext:value-type="float">
            <text:p>1</text:p>
          </table:table-cell>
          <table:table-cell table:formula="of:=IF([.D10]&lt;=[Datos.$E$9];[$Auxiliar.D6];&quot;&quot;)" office:value-type="float" office:value="1" calcext:value-type="float">
            <text:p>1</text:p>
          </table:table-cell>
          <table:table-cell table:formula="of:=IF([.E10]=&quot;&quot;;&quot;&quot;;[Datos.$E$11])" office:value-type="float" office:value="1830.70826379717" calcext:value-type="float">
            <text:p>1830,70826379717</text:p>
          </table:table-cell>
          <table:table-cell table:formula="of:=IF([.F10]=&quot;&quot;;&quot;&quot;;[Datos.$E$7])" office:value-type="float" office:value="2.75" calcext:value-type="float">
            <text:p>2,75</text:p>
          </table:table-cell>
          <table:table-cell table:formula="of:=IF([.E10]=&quot;&quot;;&quot;&quot;;[.J9]*([.G10]/100))" office:value-type="float" office:value="275" calcext:value-type="float">
            <text:p>275</text:p>
          </table:table-cell>
          <table:table-cell table:formula="of:=IF([.E10]=&quot;&quot;;&quot;&quot;;[.F10]-[.H10])" office:value-type="float" office:value="1555.70826379717" calcext:value-type="float">
            <text:p>1555,70826379717</text:p>
          </table:table-cell>
          <table:table-cell table:formula="of:=IF([.E10]=&quot;&quot;;&quot;&quot;;[.J9]-[.I10])" office:value-type="float" office:value="8444.29173620283" calcext:value-type="float">
            <text:p>8444,29173620283</text:p>
          </table:table-cell>
          <table:table-cell table:number-columns-repeated="2"/>
          <table:table-cell table:formula="of:=[$Auxiliar.D6]" office:value-type="float" office:value="1" calcext:value-type="float">
            <text:p>1</text:p>
          </table:table-cell>
          <table:table-cell table:formula="of:=IF([.M10]&lt;=[Datos.$E$9];[.M10];&quot;&quot;)" office:value-type="float" office:value="1" calcext:value-type="float">
            <text:p>1</text:p>
          </table:table-cell>
          <table:table-cell table:formula="of:=IF([.N10]=&quot;&quot;;&quot;&quot;;1)" office:value-type="float" office:value="1" calcext:value-type="float">
            <text:p>1</text:p>
          </table:table-cell>
          <table:table-cell table:formula="of:=IF([.O10]=&quot;&quot;;&quot;&quot;;([.O10]+([Datos.$E$7]/100))^[.N10])" office:value-type="float" office:value="1.0275" calcext:value-type="float">
            <text:p>1,0275</text:p>
          </table:table-cell>
          <table:table-cell table:formula="of:=IF([.P10]=&quot;&quot;;&quot;&quot;;1/[.P10])" office:value-type="float" office:value="0.97323600973236" calcext:value-type="float">
            <text:p>0,973236009732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7]" office:value-type="float" office:value="2" calcext:value-type="float">
            <text:p>2</text:p>
          </table:table-cell>
          <table:table-cell table:formula="of:=IF([.D11]&lt;=[Datos.$E$9];[$Auxiliar.D7];&quot;&quot;)" office:value-type="float" office:value="2" calcext:value-type="float">
            <text:p>2</text:p>
          </table:table-cell>
          <table:table-cell table:formula="of:=IF([.E11]=&quot;&quot;;&quot;&quot;;[Datos.$E$11])" office:value-type="float" office:value="1830.70826379717" calcext:value-type="float">
            <text:p>1830,70826379717</text:p>
          </table:table-cell>
          <table:table-cell table:formula="of:=IF([.F11]=&quot;&quot;;&quot;&quot;;[Datos.$E$7])" office:value-type="float" office:value="2.75" calcext:value-type="float">
            <text:p>2,75</text:p>
          </table:table-cell>
          <table:table-cell table:formula="of:=IF([.E11]=&quot;&quot;;&quot;&quot;;[.J10]*([.G11]/100))" office:value-type="float" office:value="232.218022745578" calcext:value-type="float">
            <text:p>232,218022745578</text:p>
          </table:table-cell>
          <table:table-cell table:formula="of:=IF([.E11]=&quot;&quot;;&quot;&quot;;[.F11]-[.H11])" office:value-type="float" office:value="1598.4902410516" calcext:value-type="float">
            <text:p>1598,4902410516</text:p>
          </table:table-cell>
          <table:table-cell table:formula="of:=IF([.E11]=&quot;&quot;;&quot;&quot;;[.J10]-[.I11])" office:value-type="float" office:value="6845.80149515123" calcext:value-type="float">
            <text:p>6845,80149515123</text:p>
          </table:table-cell>
          <table:table-cell table:number-columns-repeated="2"/>
          <table:table-cell table:formula="of:=[$Auxiliar.D7]" office:value-type="float" office:value="2" calcext:value-type="float">
            <text:p>2</text:p>
          </table:table-cell>
          <table:table-cell table:formula="of:=IF([.M11]&lt;=[Datos.$E$9];[.M11];&quot;&quot;)" office:value-type="float" office:value="2" calcext:value-type="float">
            <text:p>2</text:p>
          </table:table-cell>
          <table:table-cell table:formula="of:=IF([.N11]=&quot;&quot;;&quot;&quot;;1)" office:value-type="float" office:value="1" calcext:value-type="float">
            <text:p>1</text:p>
          </table:table-cell>
          <table:table-cell table:formula="of:=IF([.O11]=&quot;&quot;;&quot;&quot;;([.O11]+([Datos.$E$7]/100))^[.N11])" office:value-type="float" office:value="1.05575625" calcext:value-type="float">
            <text:p>1,05575625</text:p>
          </table:table-cell>
          <table:table-cell table:formula="of:=IF([.P11]=&quot;&quot;;&quot;&quot;;1/[.P11])" office:value-type="float" office:value="0.947188330639766" calcext:value-type="float">
            <text:p>0,9471883306397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8]" office:value-type="float" office:value="3" calcext:value-type="float">
            <text:p>3</text:p>
          </table:table-cell>
          <table:table-cell table:formula="of:=IF([.D12]&lt;=[Datos.$E$9];[$Auxiliar.D8];&quot;&quot;)" office:value-type="float" office:value="3" calcext:value-type="float">
            <text:p>3</text:p>
          </table:table-cell>
          <table:table-cell table:formula="of:=IF([.E12]=&quot;&quot;;&quot;&quot;;[Datos.$E$11])" office:value-type="float" office:value="1830.70826379717" calcext:value-type="float">
            <text:p>1830,70826379717</text:p>
          </table:table-cell>
          <table:table-cell table:formula="of:=IF([.F12]=&quot;&quot;;&quot;&quot;;[Datos.$E$7])" office:value-type="float" office:value="2.75" calcext:value-type="float">
            <text:p>2,75</text:p>
          </table:table-cell>
          <table:table-cell table:formula="of:=IF([.E12]=&quot;&quot;;&quot;&quot;;[.J11]*([.G12]/100))" office:value-type="float" office:value="188.259541116659" calcext:value-type="float">
            <text:p>188,259541116659</text:p>
          </table:table-cell>
          <table:table-cell table:formula="of:=IF([.E12]=&quot;&quot;;&quot;&quot;;[.F12]-[.H12])" office:value-type="float" office:value="1642.44872268052" calcext:value-type="float">
            <text:p>1642,44872268052</text:p>
          </table:table-cell>
          <table:table-cell table:formula="of:=IF([.E12]=&quot;&quot;;&quot;&quot;;[.J11]-[.I12])" office:value-type="float" office:value="5203.35277247072" calcext:value-type="float">
            <text:p>5203,35277247072</text:p>
          </table:table-cell>
          <table:table-cell table:number-columns-repeated="2"/>
          <table:table-cell table:formula="of:=[$Auxiliar.D8]" office:value-type="float" office:value="3" calcext:value-type="float">
            <text:p>3</text:p>
          </table:table-cell>
          <table:table-cell table:formula="of:=IF([.M12]&lt;=[Datos.$E$9];[.M12];&quot;&quot;)" office:value-type="float" office:value="3" calcext:value-type="float">
            <text:p>3</text:p>
          </table:table-cell>
          <table:table-cell table:formula="of:=IF([.N12]=&quot;&quot;;&quot;&quot;;1)" office:value-type="float" office:value="1" calcext:value-type="float">
            <text:p>1</text:p>
          </table:table-cell>
          <table:table-cell table:formula="of:=IF([.O12]=&quot;&quot;;&quot;&quot;;([.O12]+([Datos.$E$7]/100))^[.N12])" office:value-type="float" office:value="1.084789546875" calcext:value-type="float">
            <text:p>1,084789546875</text:p>
          </table:table-cell>
          <table:table-cell table:formula="of:=IF([.P12]=&quot;&quot;;&quot;&quot;;1/[.P12])" office:value-type="float" office:value="0.921837791376902" calcext:value-type="float">
            <text:p>0,9218377913769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9]" office:value-type="float" office:value="4" calcext:value-type="float">
            <text:p>4</text:p>
          </table:table-cell>
          <table:table-cell table:formula="of:=IF([.D13]&lt;=[Datos.$E$9];[$Auxiliar.D9];&quot;&quot;)" office:value-type="float" office:value="4" calcext:value-type="float">
            <text:p>4</text:p>
          </table:table-cell>
          <table:table-cell table:formula="of:=IF([.E13]=&quot;&quot;;&quot;&quot;;[Datos.$E$11])" office:value-type="float" office:value="1830.70826379717" calcext:value-type="float">
            <text:p>1830,70826379717</text:p>
          </table:table-cell>
          <table:table-cell table:formula="of:=IF([.F13]=&quot;&quot;;&quot;&quot;;[Datos.$E$7])" office:value-type="float" office:value="2.75" calcext:value-type="float">
            <text:p>2,75</text:p>
          </table:table-cell>
          <table:table-cell table:formula="of:=IF([.E13]=&quot;&quot;;&quot;&quot;;[.J12]*([.G13]/100))" office:value-type="float" office:value="143.092201242945" calcext:value-type="float">
            <text:p>143,092201242945</text:p>
          </table:table-cell>
          <table:table-cell table:formula="of:=IF([.E13]=&quot;&quot;;&quot;&quot;;[.F13]-[.H13])" office:value-type="float" office:value="1687.61606255423" calcext:value-type="float">
            <text:p>1687,61606255423</text:p>
          </table:table-cell>
          <table:table-cell table:formula="of:=IF([.E13]=&quot;&quot;;&quot;&quot;;[.J12]-[.I13])" office:value-type="float" office:value="3515.73670991649" calcext:value-type="float">
            <text:p>3515,73670991649</text:p>
          </table:table-cell>
          <table:table-cell table:number-columns-repeated="2"/>
          <table:table-cell table:formula="of:=[$Auxiliar.D9]" office:value-type="float" office:value="4" calcext:value-type="float">
            <text:p>4</text:p>
          </table:table-cell>
          <table:table-cell table:formula="of:=IF([.M13]&lt;=[Datos.$E$9];[.M13];&quot;&quot;)" office:value-type="float" office:value="4" calcext:value-type="float">
            <text:p>4</text:p>
          </table:table-cell>
          <table:table-cell table:formula="of:=IF([.N13]=&quot;&quot;;&quot;&quot;;1)" office:value-type="float" office:value="1" calcext:value-type="float">
            <text:p>1</text:p>
          </table:table-cell>
          <table:table-cell table:formula="of:=IF([.O13]=&quot;&quot;;&quot;&quot;;([.O13]+([Datos.$E$7]/100))^[.N13])" office:value-type="float" office:value="1.11462125941406" calcext:value-type="float">
            <text:p>1,11462125941406</text:p>
          </table:table-cell>
          <table:table-cell table:formula="of:=IF([.P13]=&quot;&quot;;&quot;&quot;;1/[.P13])" office:value-type="float" office:value="0.897165733700147" calcext:value-type="float">
            <text:p>0,897165733700147</text:p>
          </table:table-cell>
          <table:table-cell/>
          <table:table-cell table:style-name="ce7" office:value-type="string" calcext:value-type="string">
            <text:p>Suma</text:p>
          </table:table-cell>
          <table:table-cell table:style-name="ce7" table:formula="of:=SUM([.Q10:.Q39])" office:value-type="float" office:value="5.46236677779476" calcext:value-type="float">
            <text:p>5,46236677779476</text:p>
          </table:table-cell>
        </table:table-row>
        <table:table-row table:style-name="ro1">
          <table:table-cell table:number-columns-repeated="3"/>
          <table:table-cell table:formula="of:=[$Auxiliar.D10]" office:value-type="float" office:value="5" calcext:value-type="float">
            <text:p>5</text:p>
          </table:table-cell>
          <table:table-cell table:formula="of:=IF([.D14]&lt;=[Datos.$E$9];[$Auxiliar.D10];&quot;&quot;)" office:value-type="float" office:value="5" calcext:value-type="float">
            <text:p>5</text:p>
          </table:table-cell>
          <table:table-cell table:formula="of:=IF([.E14]=&quot;&quot;;&quot;&quot;;[Datos.$E$11])" office:value-type="float" office:value="1830.70826379717" calcext:value-type="float">
            <text:p>1830,70826379717</text:p>
          </table:table-cell>
          <table:table-cell table:formula="of:=IF([.F14]=&quot;&quot;;&quot;&quot;;[Datos.$E$7])" office:value-type="float" office:value="2.75" calcext:value-type="float">
            <text:p>2,75</text:p>
          </table:table-cell>
          <table:table-cell table:formula="of:=IF([.E14]=&quot;&quot;;&quot;&quot;;[.J13]*([.G14]/100))" office:value-type="float" office:value="96.6827595227034" calcext:value-type="float">
            <text:p>96,6827595227034</text:p>
          </table:table-cell>
          <table:table-cell table:formula="of:=IF([.E14]=&quot;&quot;;&quot;&quot;;[.F14]-[.H14])" office:value-type="float" office:value="1734.02550427447" calcext:value-type="float">
            <text:p>1734,02550427447</text:p>
          </table:table-cell>
          <table:table-cell table:formula="of:=IF([.E14]=&quot;&quot;;&quot;&quot;;[.J13]-[.I14])" office:value-type="float" office:value="1781.71120564202" calcext:value-type="float">
            <text:p>1781,71120564202</text:p>
          </table:table-cell>
          <table:table-cell table:number-columns-repeated="2"/>
          <table:table-cell table:formula="of:=[$Auxiliar.D10]" office:value-type="float" office:value="5" calcext:value-type="float">
            <text:p>5</text:p>
          </table:table-cell>
          <table:table-cell table:formula="of:=IF([.M14]&lt;=[Datos.$E$9];[.M14];&quot;&quot;)" office:value-type="float" office:value="5" calcext:value-type="float">
            <text:p>5</text:p>
          </table:table-cell>
          <table:table-cell table:formula="of:=IF([.N14]=&quot;&quot;;&quot;&quot;;1)" office:value-type="float" office:value="1" calcext:value-type="float">
            <text:p>1</text:p>
          </table:table-cell>
          <table:table-cell table:formula="of:=IF([.O14]=&quot;&quot;;&quot;&quot;;([.O14]+([Datos.$E$7]/100))^[.N14])" office:value-type="float" office:value="1.14527334404795" calcext:value-type="float">
            <text:p>1,14527334404795</text:p>
          </table:table-cell>
          <table:table-cell table:formula="of:=IF([.P14]=&quot;&quot;;&quot;&quot;;1/[.P14])" office:value-type="float" office:value="0.873153998734937" calcext:value-type="float">
            <text:p>0,8731539987349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1]" office:value-type="float" office:value="6" calcext:value-type="float">
            <text:p>6</text:p>
          </table:table-cell>
          <table:table-cell table:formula="of:=IF([.D15]&lt;=[Datos.$E$9];[$Auxiliar.D11];&quot;&quot;)" office:value-type="float" office:value="6" calcext:value-type="float">
            <text:p>6</text:p>
          </table:table-cell>
          <table:table-cell table:formula="of:=IF([.E15]=&quot;&quot;;&quot;&quot;;[Datos.$E$11])" office:value-type="float" office:value="1830.70826379717" calcext:value-type="float">
            <text:p>1830,70826379717</text:p>
          </table:table-cell>
          <table:table-cell table:formula="of:=IF([.F15]=&quot;&quot;;&quot;&quot;;[Datos.$E$7])" office:value-type="float" office:value="2.75" calcext:value-type="float">
            <text:p>2,75</text:p>
          </table:table-cell>
          <table:table-cell table:formula="of:=IF([.E15]=&quot;&quot;;&quot;&quot;;[.J14]*([.G15]/100))" office:value-type="float" office:value="48.9970581551554" calcext:value-type="float">
            <text:p>48,9970581551554</text:p>
          </table:table-cell>
          <table:table-cell table:formula="of:=IF([.E15]=&quot;&quot;;&quot;&quot;;[.F15]-[.H15])" office:value-type="float" office:value="1781.71120564202" calcext:value-type="float">
            <text:p>1781,71120564202</text:p>
          </table:table-cell>
          <table:table-cell table:formula="of:=IF([.E15]=&quot;&quot;;&quot;&quot;;[.J14]-[.I15])" office:value-type="float" office:value="0" calcext:value-type="float">
            <text:p>0</text:p>
          </table:table-cell>
          <table:table-cell table:number-columns-repeated="2"/>
          <table:table-cell table:formula="of:=[$Auxiliar.D11]" office:value-type="float" office:value="6" calcext:value-type="float">
            <text:p>6</text:p>
          </table:table-cell>
          <table:table-cell table:formula="of:=IF([.M15]&lt;=[Datos.$E$9];[.M15];&quot;&quot;)" office:value-type="float" office:value="6" calcext:value-type="float">
            <text:p>6</text:p>
          </table:table-cell>
          <table:table-cell table:formula="of:=IF([.N15]=&quot;&quot;;&quot;&quot;;1)" office:value-type="float" office:value="1" calcext:value-type="float">
            <text:p>1</text:p>
          </table:table-cell>
          <table:table-cell table:formula="of:=IF([.O15]=&quot;&quot;;&quot;&quot;;([.O15]+([Datos.$E$7]/100))^[.N15])" office:value-type="float" office:value="1.17676836100927" calcext:value-type="float">
            <text:p>1,17676836100927</text:p>
          </table:table-cell>
          <table:table-cell table:formula="of:=IF([.P15]=&quot;&quot;;&quot;&quot;;1/[.P15])" office:value-type="float" office:value="0.849784913610644" calcext:value-type="float">
            <text:p>0,8497849136106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2]" office:value-type="float" office:value="7" calcext:value-type="float">
            <text:p>7</text:p>
          </table:table-cell>
          <table:table-cell table:formula="of:=IF([.D16]&lt;=[Datos.$E$9];[$Auxiliar.D12];&quot;&quot;)">
            <text:p/>
          </table:table-cell>
          <table:table-cell table:formula="of:=IF([.E16]=&quot;&quot;;&quot;&quot;;[Datos.$E$11])">
            <text:p/>
          </table:table-cell>
          <table:table-cell table:formula="of:=IF([.F16]=&quot;&quot;;&quot;&quot;;[Datos.$E$7])">
            <text:p/>
          </table:table-cell>
          <table:table-cell table:formula="of:=IF([.E16]=&quot;&quot;;&quot;&quot;;[.J15]*([.G16]/100))">
            <text:p/>
          </table:table-cell>
          <table:table-cell table:formula="of:=IF([.E16]=&quot;&quot;;&quot;&quot;;[.F16]-[.H16])">
            <text:p/>
          </table:table-cell>
          <table:table-cell table:formula="of:=IF([.E16]=&quot;&quot;;&quot;&quot;;[.J15]-[.I16])">
            <text:p/>
          </table:table-cell>
          <table:table-cell table:number-columns-repeated="2"/>
          <table:table-cell table:formula="of:=[$Auxiliar.D12]" office:value-type="float" office:value="7" calcext:value-type="float">
            <text:p>7</text:p>
          </table:table-cell>
          <table:table-cell table:formula="of:=IF([.M16]&lt;=[Datos.$E$9];[.M16];&quot;&quot;)">
            <text:p/>
          </table:table-cell>
          <table:table-cell table:formula="of:=IF([.N16]=&quot;&quot;;&quot;&quot;;1)">
            <text:p/>
          </table:table-cell>
          <table:table-cell table:formula="of:=IF([.O16]=&quot;&quot;;&quot;&quot;;([.O16]+([Datos.$E$7]/100))^[.N16])">
            <text:p/>
          </table:table-cell>
          <table:table-cell table:formula="of:=IF([.P16]=&quot;&quot;;&quot;&quot;;1/[.P1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3]" office:value-type="float" office:value="8" calcext:value-type="float">
            <text:p>8</text:p>
          </table:table-cell>
          <table:table-cell table:formula="of:=IF([.D17]&lt;=[Datos.$E$9];[$Auxiliar.D13];&quot;&quot;)">
            <text:p/>
          </table:table-cell>
          <table:table-cell table:formula="of:=IF([.E17]=&quot;&quot;;&quot;&quot;;[Datos.$E$11])">
            <text:p/>
          </table:table-cell>
          <table:table-cell table:formula="of:=IF([.F17]=&quot;&quot;;&quot;&quot;;[Datos.$E$7])">
            <text:p/>
          </table:table-cell>
          <table:table-cell table:formula="of:=IF([.E17]=&quot;&quot;;&quot;&quot;;[.J16]*([.G17]/100))">
            <text:p/>
          </table:table-cell>
          <table:table-cell table:formula="of:=IF([.E17]=&quot;&quot;;&quot;&quot;;[.F17]-[.H17])">
            <text:p/>
          </table:table-cell>
          <table:table-cell table:formula="of:=IF([.E17]=&quot;&quot;;&quot;&quot;;[.J16]-[.I17])">
            <text:p/>
          </table:table-cell>
          <table:table-cell table:number-columns-repeated="2"/>
          <table:table-cell table:formula="of:=[$Auxiliar.D13]" office:value-type="float" office:value="8" calcext:value-type="float">
            <text:p>8</text:p>
          </table:table-cell>
          <table:table-cell table:formula="of:=IF([.M17]&lt;=[Datos.$E$9];[.M17];&quot;&quot;)">
            <text:p/>
          </table:table-cell>
          <table:table-cell table:formula="of:=IF([.N17]=&quot;&quot;;&quot;&quot;;1)">
            <text:p/>
          </table:table-cell>
          <table:table-cell table:formula="of:=IF([.O17]=&quot;&quot;;&quot;&quot;;([.O17]+([Datos.$E$7]/100))^[.N17])">
            <text:p/>
          </table:table-cell>
          <table:table-cell table:formula="of:=IF([.P17]=&quot;&quot;;&quot;&quot;;1/[.P1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4]" office:value-type="float" office:value="9" calcext:value-type="float">
            <text:p>9</text:p>
          </table:table-cell>
          <table:table-cell table:formula="of:=IF([.D18]&lt;=[Datos.$E$9];[$Auxiliar.D14];&quot;&quot;)">
            <text:p/>
          </table:table-cell>
          <table:table-cell table:formula="of:=IF([.E18]=&quot;&quot;;&quot;&quot;;[Datos.$E$11])">
            <text:p/>
          </table:table-cell>
          <table:table-cell table:formula="of:=IF([.F18]=&quot;&quot;;&quot;&quot;;[Datos.$E$7])">
            <text:p/>
          </table:table-cell>
          <table:table-cell table:formula="of:=IF([.E18]=&quot;&quot;;&quot;&quot;;[.J17]*([.G18]/100))">
            <text:p/>
          </table:table-cell>
          <table:table-cell table:formula="of:=IF([.E18]=&quot;&quot;;&quot;&quot;;[.F18]-[.H18])">
            <text:p/>
          </table:table-cell>
          <table:table-cell table:formula="of:=IF([.E18]=&quot;&quot;;&quot;&quot;;[.J17]-[.I18])">
            <text:p/>
          </table:table-cell>
          <table:table-cell table:number-columns-repeated="2"/>
          <table:table-cell table:formula="of:=[$Auxiliar.D14]" office:value-type="float" office:value="9" calcext:value-type="float">
            <text:p>9</text:p>
          </table:table-cell>
          <table:table-cell table:formula="of:=IF([.M18]&lt;=[Datos.$E$9];[.M18];&quot;&quot;)">
            <text:p/>
          </table:table-cell>
          <table:table-cell table:formula="of:=IF([.N18]=&quot;&quot;;&quot;&quot;;1)">
            <text:p/>
          </table:table-cell>
          <table:table-cell table:formula="of:=IF([.O18]=&quot;&quot;;&quot;&quot;;([.O18]+([Datos.$E$7]/100))^[.N18])">
            <text:p/>
          </table:table-cell>
          <table:table-cell table:formula="of:=IF([.P18]=&quot;&quot;;&quot;&quot;;1/[.P1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5]" office:value-type="float" office:value="10" calcext:value-type="float">
            <text:p>10</text:p>
          </table:table-cell>
          <table:table-cell table:formula="of:=IF([.D19]&lt;=[Datos.$E$9];[$Auxiliar.D15];&quot;&quot;)">
            <text:p/>
          </table:table-cell>
          <table:table-cell table:formula="of:=IF([.E19]=&quot;&quot;;&quot;&quot;;[Datos.$E$11])">
            <text:p/>
          </table:table-cell>
          <table:table-cell table:formula="of:=IF([.F19]=&quot;&quot;;&quot;&quot;;[Datos.$E$7])">
            <text:p/>
          </table:table-cell>
          <table:table-cell table:formula="of:=IF([.E19]=&quot;&quot;;&quot;&quot;;[.J18]*([.G19]/100))">
            <text:p/>
          </table:table-cell>
          <table:table-cell table:formula="of:=IF([.E19]=&quot;&quot;;&quot;&quot;;[.F19]-[.H19])">
            <text:p/>
          </table:table-cell>
          <table:table-cell table:formula="of:=IF([.E19]=&quot;&quot;;&quot;&quot;;[.J18]-[.I19])">
            <text:p/>
          </table:table-cell>
          <table:table-cell table:number-columns-repeated="2"/>
          <table:table-cell table:formula="of:=[$Auxiliar.D15]" office:value-type="float" office:value="10" calcext:value-type="float">
            <text:p>10</text:p>
          </table:table-cell>
          <table:table-cell table:formula="of:=IF([.M19]&lt;=[Datos.$E$9];[.M19];&quot;&quot;)">
            <text:p/>
          </table:table-cell>
          <table:table-cell table:formula="of:=IF([.N19]=&quot;&quot;;&quot;&quot;;1)">
            <text:p/>
          </table:table-cell>
          <table:table-cell table:formula="of:=IF([.O19]=&quot;&quot;;&quot;&quot;;([.O19]+([Datos.$E$7]/100))^[.N19])">
            <text:p/>
          </table:table-cell>
          <table:table-cell table:formula="of:=IF([.P19]=&quot;&quot;;&quot;&quot;;1/[.P1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6]" office:value-type="float" office:value="11" calcext:value-type="float">
            <text:p>11</text:p>
          </table:table-cell>
          <table:table-cell table:formula="of:=IF([.D20]&lt;=[Datos.$E$9];[$Auxiliar.D16];&quot;&quot;)">
            <text:p/>
          </table:table-cell>
          <table:table-cell table:formula="of:=IF([.E20]=&quot;&quot;;&quot;&quot;;[Datos.$E$11])">
            <text:p/>
          </table:table-cell>
          <table:table-cell table:formula="of:=IF([.F20]=&quot;&quot;;&quot;&quot;;[Datos.$E$7])">
            <text:p/>
          </table:table-cell>
          <table:table-cell table:formula="of:=IF([.E20]=&quot;&quot;;&quot;&quot;;[.J19]*([.G20]/100))">
            <text:p/>
          </table:table-cell>
          <table:table-cell table:formula="of:=IF([.E20]=&quot;&quot;;&quot;&quot;;[.F20]-[.H20])">
            <text:p/>
          </table:table-cell>
          <table:table-cell table:formula="of:=IF([.E20]=&quot;&quot;;&quot;&quot;;[.J19]-[.I20])">
            <text:p/>
          </table:table-cell>
          <table:table-cell table:number-columns-repeated="2"/>
          <table:table-cell table:formula="of:=[$Auxiliar.D16]" office:value-type="float" office:value="11" calcext:value-type="float">
            <text:p>11</text:p>
          </table:table-cell>
          <table:table-cell table:formula="of:=IF([.M20]&lt;=[Datos.$E$9];[.M20];&quot;&quot;)">
            <text:p/>
          </table:table-cell>
          <table:table-cell table:formula="of:=IF([.N20]=&quot;&quot;;&quot;&quot;;1)">
            <text:p/>
          </table:table-cell>
          <table:table-cell table:formula="of:=IF([.O20]=&quot;&quot;;&quot;&quot;;([.O20]+([Datos.$E$7]/100))^[.N20])">
            <text:p/>
          </table:table-cell>
          <table:table-cell table:formula="of:=IF([.P20]=&quot;&quot;;&quot;&quot;;1/[.P2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7]" office:value-type="float" office:value="12" calcext:value-type="float">
            <text:p>12</text:p>
          </table:table-cell>
          <table:table-cell table:formula="of:=IF([.D21]&lt;=[Datos.$E$9];[$Auxiliar.D17];&quot;&quot;)">
            <text:p/>
          </table:table-cell>
          <table:table-cell table:formula="of:=IF([.E21]=&quot;&quot;;&quot;&quot;;[Datos.$E$11])">
            <text:p/>
          </table:table-cell>
          <table:table-cell table:formula="of:=IF([.F21]=&quot;&quot;;&quot;&quot;;[Datos.$E$7])">
            <text:p/>
          </table:table-cell>
          <table:table-cell table:formula="of:=IF([.E21]=&quot;&quot;;&quot;&quot;;[.J20]*([.G21]/100))">
            <text:p/>
          </table:table-cell>
          <table:table-cell table:formula="of:=IF([.E21]=&quot;&quot;;&quot;&quot;;[.F21]-[.H21])">
            <text:p/>
          </table:table-cell>
          <table:table-cell table:formula="of:=IF([.E21]=&quot;&quot;;&quot;&quot;;[.J20]-[.I21])">
            <text:p/>
          </table:table-cell>
          <table:table-cell table:number-columns-repeated="2"/>
          <table:table-cell table:formula="of:=[$Auxiliar.D17]" office:value-type="float" office:value="12" calcext:value-type="float">
            <text:p>12</text:p>
          </table:table-cell>
          <table:table-cell table:formula="of:=IF([.M21]&lt;=[Datos.$E$9];[.M21];&quot;&quot;)">
            <text:p/>
          </table:table-cell>
          <table:table-cell table:formula="of:=IF([.N21]=&quot;&quot;;&quot;&quot;;1)">
            <text:p/>
          </table:table-cell>
          <table:table-cell table:formula="of:=IF([.O21]=&quot;&quot;;&quot;&quot;;([.O21]+([Datos.$E$7]/100))^[.N21])">
            <text:p/>
          </table:table-cell>
          <table:table-cell table:formula="of:=IF([.P21]=&quot;&quot;;&quot;&quot;;1/[.P2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8]" office:value-type="float" office:value="13" calcext:value-type="float">
            <text:p>13</text:p>
          </table:table-cell>
          <table:table-cell table:formula="of:=IF([.D22]&lt;=[Datos.$E$9];[$Auxiliar.D18];&quot;&quot;)">
            <text:p/>
          </table:table-cell>
          <table:table-cell table:formula="of:=IF([.E22]=&quot;&quot;;&quot;&quot;;[Datos.$E$11])">
            <text:p/>
          </table:table-cell>
          <table:table-cell table:formula="of:=IF([.F22]=&quot;&quot;;&quot;&quot;;[Datos.$E$7])">
            <text:p/>
          </table:table-cell>
          <table:table-cell table:formula="of:=IF([.E22]=&quot;&quot;;&quot;&quot;;[.J21]*([.G22]/100))">
            <text:p/>
          </table:table-cell>
          <table:table-cell table:formula="of:=IF([.E22]=&quot;&quot;;&quot;&quot;;[.F22]-[.H22])">
            <text:p/>
          </table:table-cell>
          <table:table-cell table:formula="of:=IF([.E22]=&quot;&quot;;&quot;&quot;;[.J21]-[.I22])">
            <text:p/>
          </table:table-cell>
          <table:table-cell table:number-columns-repeated="2"/>
          <table:table-cell table:formula="of:=[$Auxiliar.D18]" office:value-type="float" office:value="13" calcext:value-type="float">
            <text:p>13</text:p>
          </table:table-cell>
          <table:table-cell table:formula="of:=IF([.M22]&lt;=[Datos.$E$9];[.M22];&quot;&quot;)">
            <text:p/>
          </table:table-cell>
          <table:table-cell table:formula="of:=IF([.N22]=&quot;&quot;;&quot;&quot;;1)">
            <text:p/>
          </table:table-cell>
          <table:table-cell table:formula="of:=IF([.O22]=&quot;&quot;;&quot;&quot;;([.O22]+([Datos.$E$7]/100))^[.N22])">
            <text:p/>
          </table:table-cell>
          <table:table-cell table:formula="of:=IF([.P22]=&quot;&quot;;&quot;&quot;;1/[.P2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19]" office:value-type="float" office:value="14" calcext:value-type="float">
            <text:p>14</text:p>
          </table:table-cell>
          <table:table-cell table:formula="of:=IF([.D23]&lt;=[Datos.$E$9];[$Auxiliar.D19];&quot;&quot;)">
            <text:p/>
          </table:table-cell>
          <table:table-cell table:formula="of:=IF([.E23]=&quot;&quot;;&quot;&quot;;[Datos.$E$11])">
            <text:p/>
          </table:table-cell>
          <table:table-cell table:formula="of:=IF([.F23]=&quot;&quot;;&quot;&quot;;[Datos.$E$7])">
            <text:p/>
          </table:table-cell>
          <table:table-cell table:formula="of:=IF([.E23]=&quot;&quot;;&quot;&quot;;[.J22]*([.G23]/100))">
            <text:p/>
          </table:table-cell>
          <table:table-cell table:formula="of:=IF([.E23]=&quot;&quot;;&quot;&quot;;[.F23]-[.H23])">
            <text:p/>
          </table:table-cell>
          <table:table-cell table:formula="of:=IF([.E23]=&quot;&quot;;&quot;&quot;;[.J22]-[.I23])">
            <text:p/>
          </table:table-cell>
          <table:table-cell table:number-columns-repeated="2"/>
          <table:table-cell table:formula="of:=[$Auxiliar.D19]" office:value-type="float" office:value="14" calcext:value-type="float">
            <text:p>14</text:p>
          </table:table-cell>
          <table:table-cell table:formula="of:=IF([.M23]&lt;=[Datos.$E$9];[.M23];&quot;&quot;)">
            <text:p/>
          </table:table-cell>
          <table:table-cell table:formula="of:=IF([.N23]=&quot;&quot;;&quot;&quot;;1)">
            <text:p/>
          </table:table-cell>
          <table:table-cell table:formula="of:=IF([.O23]=&quot;&quot;;&quot;&quot;;([.O23]+([Datos.$E$7]/100))^[.N23])">
            <text:p/>
          </table:table-cell>
          <table:table-cell table:formula="of:=IF([.P23]=&quot;&quot;;&quot;&quot;;1/[.P2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0]" office:value-type="float" office:value="15" calcext:value-type="float">
            <text:p>15</text:p>
          </table:table-cell>
          <table:table-cell table:formula="of:=IF([.D24]&lt;=[Datos.$E$9];[$Auxiliar.D20];&quot;&quot;)">
            <text:p/>
          </table:table-cell>
          <table:table-cell table:formula="of:=IF([.E24]=&quot;&quot;;&quot;&quot;;[Datos.$E$11])">
            <text:p/>
          </table:table-cell>
          <table:table-cell table:formula="of:=IF([.F24]=&quot;&quot;;&quot;&quot;;[Datos.$E$7])">
            <text:p/>
          </table:table-cell>
          <table:table-cell table:formula="of:=IF([.E24]=&quot;&quot;;&quot;&quot;;[.J23]*([.G24]/100))">
            <text:p/>
          </table:table-cell>
          <table:table-cell table:formula="of:=IF([.E24]=&quot;&quot;;&quot;&quot;;[.F24]-[.H24])">
            <text:p/>
          </table:table-cell>
          <table:table-cell table:formula="of:=IF([.E24]=&quot;&quot;;&quot;&quot;;[.J23]-[.I24])">
            <text:p/>
          </table:table-cell>
          <table:table-cell table:number-columns-repeated="2"/>
          <table:table-cell table:formula="of:=[$Auxiliar.D20]" office:value-type="float" office:value="15" calcext:value-type="float">
            <text:p>15</text:p>
          </table:table-cell>
          <table:table-cell table:formula="of:=IF([.M24]&lt;=[Datos.$E$9];[.M24];&quot;&quot;)">
            <text:p/>
          </table:table-cell>
          <table:table-cell table:formula="of:=IF([.N24]=&quot;&quot;;&quot;&quot;;1)">
            <text:p/>
          </table:table-cell>
          <table:table-cell table:formula="of:=IF([.O24]=&quot;&quot;;&quot;&quot;;([.O24]+([Datos.$E$7]/100))^[.N24])">
            <text:p/>
          </table:table-cell>
          <table:table-cell table:formula="of:=IF([.P24]=&quot;&quot;;&quot;&quot;;1/[.P2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1]" office:value-type="float" office:value="16" calcext:value-type="float">
            <text:p>16</text:p>
          </table:table-cell>
          <table:table-cell table:formula="of:=IF([.D25]&lt;=[Datos.$E$9];[$Auxiliar.D21];&quot;&quot;)">
            <text:p/>
          </table:table-cell>
          <table:table-cell table:formula="of:=IF([.E25]=&quot;&quot;;&quot;&quot;;[Datos.$E$11])">
            <text:p/>
          </table:table-cell>
          <table:table-cell table:formula="of:=IF([.F25]=&quot;&quot;;&quot;&quot;;[Datos.$E$7])">
            <text:p/>
          </table:table-cell>
          <table:table-cell table:formula="of:=IF([.E25]=&quot;&quot;;&quot;&quot;;[.J24]*([.G25]/100))">
            <text:p/>
          </table:table-cell>
          <table:table-cell table:formula="of:=IF([.E25]=&quot;&quot;;&quot;&quot;;[.F25]-[.H25])">
            <text:p/>
          </table:table-cell>
          <table:table-cell table:formula="of:=IF([.E25]=&quot;&quot;;&quot;&quot;;[.J24]-[.I25])">
            <text:p/>
          </table:table-cell>
          <table:table-cell table:number-columns-repeated="2"/>
          <table:table-cell table:formula="of:=[$Auxiliar.D21]" office:value-type="float" office:value="16" calcext:value-type="float">
            <text:p>16</text:p>
          </table:table-cell>
          <table:table-cell table:formula="of:=IF([.M25]&lt;=[Datos.$E$9];[.M25];&quot;&quot;)">
            <text:p/>
          </table:table-cell>
          <table:table-cell table:formula="of:=IF([.N25]=&quot;&quot;;&quot;&quot;;1)">
            <text:p/>
          </table:table-cell>
          <table:table-cell table:formula="of:=IF([.O25]=&quot;&quot;;&quot;&quot;;([.O25]+([Datos.$E$7]/100))^[.N25])">
            <text:p/>
          </table:table-cell>
          <table:table-cell table:formula="of:=IF([.P25]=&quot;&quot;;&quot;&quot;;1/[.P2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2]" office:value-type="float" office:value="17" calcext:value-type="float">
            <text:p>17</text:p>
          </table:table-cell>
          <table:table-cell table:formula="of:=IF([.D26]&lt;=[Datos.$E$9];[$Auxiliar.D22];&quot;&quot;)">
            <text:p/>
          </table:table-cell>
          <table:table-cell table:formula="of:=IF([.E26]=&quot;&quot;;&quot;&quot;;[Datos.$E$11])">
            <text:p/>
          </table:table-cell>
          <table:table-cell table:formula="of:=IF([.F26]=&quot;&quot;;&quot;&quot;;[Datos.$E$7])">
            <text:p/>
          </table:table-cell>
          <table:table-cell table:formula="of:=IF([.E26]=&quot;&quot;;&quot;&quot;;[.J25]*([.G26]/100))">
            <text:p/>
          </table:table-cell>
          <table:table-cell table:formula="of:=IF([.E26]=&quot;&quot;;&quot;&quot;;[.F26]-[.H26])">
            <text:p/>
          </table:table-cell>
          <table:table-cell table:formula="of:=IF([.E26]=&quot;&quot;;&quot;&quot;;[.J25]-[.I26])">
            <text:p/>
          </table:table-cell>
          <table:table-cell table:number-columns-repeated="2"/>
          <table:table-cell table:formula="of:=[$Auxiliar.D22]" office:value-type="float" office:value="17" calcext:value-type="float">
            <text:p>17</text:p>
          </table:table-cell>
          <table:table-cell table:formula="of:=IF([.M26]&lt;=[Datos.$E$9];[.M26];&quot;&quot;)">
            <text:p/>
          </table:table-cell>
          <table:table-cell table:formula="of:=IF([.N26]=&quot;&quot;;&quot;&quot;;1)">
            <text:p/>
          </table:table-cell>
          <table:table-cell table:formula="of:=IF([.O26]=&quot;&quot;;&quot;&quot;;([.O26]+([Datos.$E$7]/100))^[.N26])">
            <text:p/>
          </table:table-cell>
          <table:table-cell table:formula="of:=IF([.P26]=&quot;&quot;;&quot;&quot;;1/[.P2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3]" office:value-type="float" office:value="18" calcext:value-type="float">
            <text:p>18</text:p>
          </table:table-cell>
          <table:table-cell table:formula="of:=IF([.D27]&lt;=[Datos.$E$9];[$Auxiliar.D23];&quot;&quot;)">
            <text:p/>
          </table:table-cell>
          <table:table-cell table:formula="of:=IF([.E27]=&quot;&quot;;&quot;&quot;;[Datos.$E$11])">
            <text:p/>
          </table:table-cell>
          <table:table-cell table:formula="of:=IF([.F27]=&quot;&quot;;&quot;&quot;;[Datos.$E$7])">
            <text:p/>
          </table:table-cell>
          <table:table-cell table:formula="of:=IF([.E27]=&quot;&quot;;&quot;&quot;;[.J26]*([.G27]/100))">
            <text:p/>
          </table:table-cell>
          <table:table-cell table:formula="of:=IF([.E27]=&quot;&quot;;&quot;&quot;;[.F27]-[.H27])">
            <text:p/>
          </table:table-cell>
          <table:table-cell table:formula="of:=IF([.E27]=&quot;&quot;;&quot;&quot;;[.J26]-[.I27])">
            <text:p/>
          </table:table-cell>
          <table:table-cell table:number-columns-repeated="2"/>
          <table:table-cell table:formula="of:=[$Auxiliar.D23]" office:value-type="float" office:value="18" calcext:value-type="float">
            <text:p>18</text:p>
          </table:table-cell>
          <table:table-cell table:formula="of:=IF([.M27]&lt;=[Datos.$E$9];[.M27];&quot;&quot;)">
            <text:p/>
          </table:table-cell>
          <table:table-cell table:formula="of:=IF([.N27]=&quot;&quot;;&quot;&quot;;1)">
            <text:p/>
          </table:table-cell>
          <table:table-cell table:formula="of:=IF([.O27]=&quot;&quot;;&quot;&quot;;([.O27]+([Datos.$E$7]/100))^[.N27])">
            <text:p/>
          </table:table-cell>
          <table:table-cell table:formula="of:=IF([.P27]=&quot;&quot;;&quot;&quot;;1/[.P2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4]" office:value-type="float" office:value="19" calcext:value-type="float">
            <text:p>19</text:p>
          </table:table-cell>
          <table:table-cell table:formula="of:=IF([.D28]&lt;=[Datos.$E$9];[$Auxiliar.D24];&quot;&quot;)">
            <text:p/>
          </table:table-cell>
          <table:table-cell table:formula="of:=IF([.E28]=&quot;&quot;;&quot;&quot;;[Datos.$E$11])">
            <text:p/>
          </table:table-cell>
          <table:table-cell table:formula="of:=IF([.F28]=&quot;&quot;;&quot;&quot;;[Datos.$E$7])">
            <text:p/>
          </table:table-cell>
          <table:table-cell table:formula="of:=IF([.E28]=&quot;&quot;;&quot;&quot;;[.J27]*([.G28]/100))">
            <text:p/>
          </table:table-cell>
          <table:table-cell table:formula="of:=IF([.E28]=&quot;&quot;;&quot;&quot;;[.F28]-[.H28])">
            <text:p/>
          </table:table-cell>
          <table:table-cell table:formula="of:=IF([.E28]=&quot;&quot;;&quot;&quot;;[.J27]-[.I28])">
            <text:p/>
          </table:table-cell>
          <table:table-cell table:number-columns-repeated="2"/>
          <table:table-cell table:formula="of:=[$Auxiliar.D24]" office:value-type="float" office:value="19" calcext:value-type="float">
            <text:p>19</text:p>
          </table:table-cell>
          <table:table-cell table:formula="of:=IF([.M28]&lt;=[Datos.$E$9];[.M28];&quot;&quot;)">
            <text:p/>
          </table:table-cell>
          <table:table-cell table:formula="of:=IF([.N28]=&quot;&quot;;&quot;&quot;;1)">
            <text:p/>
          </table:table-cell>
          <table:table-cell table:formula="of:=IF([.O28]=&quot;&quot;;&quot;&quot;;([.O28]+([Datos.$E$7]/100))^[.N28])">
            <text:p/>
          </table:table-cell>
          <table:table-cell table:formula="of:=IF([.P28]=&quot;&quot;;&quot;&quot;;1/[.P2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5]" office:value-type="float" office:value="20" calcext:value-type="float">
            <text:p>20</text:p>
          </table:table-cell>
          <table:table-cell table:formula="of:=IF([.D29]&lt;=[Datos.$E$9];[$Auxiliar.D25];&quot;&quot;)">
            <text:p/>
          </table:table-cell>
          <table:table-cell table:formula="of:=IF([.E29]=&quot;&quot;;&quot;&quot;;[Datos.$E$11])">
            <text:p/>
          </table:table-cell>
          <table:table-cell table:formula="of:=IF([.F29]=&quot;&quot;;&quot;&quot;;[Datos.$E$7])">
            <text:p/>
          </table:table-cell>
          <table:table-cell table:formula="of:=IF([.E29]=&quot;&quot;;&quot;&quot;;[.J28]*([.G29]/100))">
            <text:p/>
          </table:table-cell>
          <table:table-cell table:formula="of:=IF([.E29]=&quot;&quot;;&quot;&quot;;[.F29]-[.H29])">
            <text:p/>
          </table:table-cell>
          <table:table-cell table:formula="of:=IF([.E29]=&quot;&quot;;&quot;&quot;;[.J28]-[.I29])">
            <text:p/>
          </table:table-cell>
          <table:table-cell table:number-columns-repeated="2"/>
          <table:table-cell table:formula="of:=[$Auxiliar.D25]" office:value-type="float" office:value="20" calcext:value-type="float">
            <text:p>20</text:p>
          </table:table-cell>
          <table:table-cell table:formula="of:=IF([.M29]&lt;=[Datos.$E$9];[.M29];&quot;&quot;)">
            <text:p/>
          </table:table-cell>
          <table:table-cell table:formula="of:=IF([.N29]=&quot;&quot;;&quot;&quot;;1)">
            <text:p/>
          </table:table-cell>
          <table:table-cell table:formula="of:=IF([.O29]=&quot;&quot;;&quot;&quot;;([.O29]+([Datos.$E$7]/100))^[.N29])">
            <text:p/>
          </table:table-cell>
          <table:table-cell table:formula="of:=IF([.P29]=&quot;&quot;;&quot;&quot;;1/[.P29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6]" office:value-type="float" office:value="21" calcext:value-type="float">
            <text:p>21</text:p>
          </table:table-cell>
          <table:table-cell table:formula="of:=IF([.D30]&lt;=[Datos.$E$9];[$Auxiliar.D26];&quot;&quot;)">
            <text:p/>
          </table:table-cell>
          <table:table-cell table:formula="of:=IF([.E30]=&quot;&quot;;&quot;&quot;;[Datos.$E$11])">
            <text:p/>
          </table:table-cell>
          <table:table-cell table:formula="of:=IF([.F30]=&quot;&quot;;&quot;&quot;;[Datos.$E$7])">
            <text:p/>
          </table:table-cell>
          <table:table-cell table:formula="of:=IF([.E30]=&quot;&quot;;&quot;&quot;;[.J29]*([.G30]/100))">
            <text:p/>
          </table:table-cell>
          <table:table-cell table:formula="of:=IF([.E30]=&quot;&quot;;&quot;&quot;;[.F30]-[.H30])">
            <text:p/>
          </table:table-cell>
          <table:table-cell table:formula="of:=IF([.E30]=&quot;&quot;;&quot;&quot;;[.J29]-[.I30])">
            <text:p/>
          </table:table-cell>
          <table:table-cell table:number-columns-repeated="2"/>
          <table:table-cell table:formula="of:=[$Auxiliar.D26]" office:value-type="float" office:value="21" calcext:value-type="float">
            <text:p>21</text:p>
          </table:table-cell>
          <table:table-cell table:formula="of:=IF([.M30]&lt;=[Datos.$E$9];[.M30];&quot;&quot;)">
            <text:p/>
          </table:table-cell>
          <table:table-cell table:formula="of:=IF([.N30]=&quot;&quot;;&quot;&quot;;1)">
            <text:p/>
          </table:table-cell>
          <table:table-cell table:formula="of:=IF([.O30]=&quot;&quot;;&quot;&quot;;([.O30]+([Datos.$E$7]/100))^[.N30])">
            <text:p/>
          </table:table-cell>
          <table:table-cell table:formula="of:=IF([.P30]=&quot;&quot;;&quot;&quot;;1/[.P30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7]" office:value-type="float" office:value="22" calcext:value-type="float">
            <text:p>22</text:p>
          </table:table-cell>
          <table:table-cell table:formula="of:=IF([.D31]&lt;=[Datos.$E$9];[$Auxiliar.D27];&quot;&quot;)">
            <text:p/>
          </table:table-cell>
          <table:table-cell table:formula="of:=IF([.E31]=&quot;&quot;;&quot;&quot;;[Datos.$E$11])">
            <text:p/>
          </table:table-cell>
          <table:table-cell table:formula="of:=IF([.F31]=&quot;&quot;;&quot;&quot;;[Datos.$E$7])">
            <text:p/>
          </table:table-cell>
          <table:table-cell table:formula="of:=IF([.E31]=&quot;&quot;;&quot;&quot;;[.J30]*([.G31]/100))">
            <text:p/>
          </table:table-cell>
          <table:table-cell table:formula="of:=IF([.E31]=&quot;&quot;;&quot;&quot;;[.F31]-[.H31])">
            <text:p/>
          </table:table-cell>
          <table:table-cell table:formula="of:=IF([.E31]=&quot;&quot;;&quot;&quot;;[.J30]-[.I31])">
            <text:p/>
          </table:table-cell>
          <table:table-cell table:number-columns-repeated="2"/>
          <table:table-cell table:formula="of:=[$Auxiliar.D27]" office:value-type="float" office:value="22" calcext:value-type="float">
            <text:p>22</text:p>
          </table:table-cell>
          <table:table-cell table:formula="of:=IF([.M31]&lt;=[Datos.$E$9];[.M31];&quot;&quot;)">
            <text:p/>
          </table:table-cell>
          <table:table-cell table:formula="of:=IF([.N31]=&quot;&quot;;&quot;&quot;;1)">
            <text:p/>
          </table:table-cell>
          <table:table-cell table:formula="of:=IF([.O31]=&quot;&quot;;&quot;&quot;;([.O31]+([Datos.$E$7]/100))^[.N31])">
            <text:p/>
          </table:table-cell>
          <table:table-cell table:formula="of:=IF([.P31]=&quot;&quot;;&quot;&quot;;1/[.P31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8]" office:value-type="float" office:value="23" calcext:value-type="float">
            <text:p>23</text:p>
          </table:table-cell>
          <table:table-cell table:formula="of:=IF([.D32]&lt;=[Datos.$E$9];[$Auxiliar.D28];&quot;&quot;)">
            <text:p/>
          </table:table-cell>
          <table:table-cell table:formula="of:=IF([.E32]=&quot;&quot;;&quot;&quot;;[Datos.$E$11])">
            <text:p/>
          </table:table-cell>
          <table:table-cell table:formula="of:=IF([.F32]=&quot;&quot;;&quot;&quot;;[Datos.$E$7])">
            <text:p/>
          </table:table-cell>
          <table:table-cell table:formula="of:=IF([.E32]=&quot;&quot;;&quot;&quot;;[.J31]*([.G32]/100))">
            <text:p/>
          </table:table-cell>
          <table:table-cell table:formula="of:=IF([.E32]=&quot;&quot;;&quot;&quot;;[.F32]-[.H32])">
            <text:p/>
          </table:table-cell>
          <table:table-cell table:formula="of:=IF([.E32]=&quot;&quot;;&quot;&quot;;[.J31]-[.I32])">
            <text:p/>
          </table:table-cell>
          <table:table-cell table:number-columns-repeated="2"/>
          <table:table-cell table:formula="of:=[$Auxiliar.D28]" office:value-type="float" office:value="23" calcext:value-type="float">
            <text:p>23</text:p>
          </table:table-cell>
          <table:table-cell table:formula="of:=IF([.M32]&lt;=[Datos.$E$9];[.M32];&quot;&quot;)">
            <text:p/>
          </table:table-cell>
          <table:table-cell table:formula="of:=IF([.N32]=&quot;&quot;;&quot;&quot;;1)">
            <text:p/>
          </table:table-cell>
          <table:table-cell table:formula="of:=IF([.O32]=&quot;&quot;;&quot;&quot;;([.O32]+([Datos.$E$7]/100))^[.N32])">
            <text:p/>
          </table:table-cell>
          <table:table-cell table:formula="of:=IF([.P32]=&quot;&quot;;&quot;&quot;;1/[.P32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29]" office:value-type="float" office:value="24" calcext:value-type="float">
            <text:p>24</text:p>
          </table:table-cell>
          <table:table-cell table:formula="of:=IF([.D33]&lt;=[Datos.$E$9];[$Auxiliar.D29];&quot;&quot;)">
            <text:p/>
          </table:table-cell>
          <table:table-cell table:formula="of:=IF([.E33]=&quot;&quot;;&quot;&quot;;[Datos.$E$11])">
            <text:p/>
          </table:table-cell>
          <table:table-cell table:formula="of:=IF([.F33]=&quot;&quot;;&quot;&quot;;[Datos.$E$7])">
            <text:p/>
          </table:table-cell>
          <table:table-cell table:formula="of:=IF([.E33]=&quot;&quot;;&quot;&quot;;[.J32]*([.G33]/100))">
            <text:p/>
          </table:table-cell>
          <table:table-cell table:formula="of:=IF([.E33]=&quot;&quot;;&quot;&quot;;[.F33]-[.H33])">
            <text:p/>
          </table:table-cell>
          <table:table-cell table:formula="of:=IF([.E33]=&quot;&quot;;&quot;&quot;;[.J32]-[.I33])">
            <text:p/>
          </table:table-cell>
          <table:table-cell table:number-columns-repeated="2"/>
          <table:table-cell table:formula="of:=[$Auxiliar.D29]" office:value-type="float" office:value="24" calcext:value-type="float">
            <text:p>24</text:p>
          </table:table-cell>
          <table:table-cell table:formula="of:=IF([.M33]&lt;=[Datos.$E$9];[.M33];&quot;&quot;)">
            <text:p/>
          </table:table-cell>
          <table:table-cell table:formula="of:=IF([.N33]=&quot;&quot;;&quot;&quot;;1)">
            <text:p/>
          </table:table-cell>
          <table:table-cell table:formula="of:=IF([.O33]=&quot;&quot;;&quot;&quot;;([.O33]+([Datos.$E$7]/100))^[.N33])">
            <text:p/>
          </table:table-cell>
          <table:table-cell table:formula="of:=IF([.P33]=&quot;&quot;;&quot;&quot;;1/[.P33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0]" office:value-type="float" office:value="25" calcext:value-type="float">
            <text:p>25</text:p>
          </table:table-cell>
          <table:table-cell table:formula="of:=IF([.D34]&lt;=[Datos.$E$9];[$Auxiliar.D30];&quot;&quot;)">
            <text:p/>
          </table:table-cell>
          <table:table-cell table:formula="of:=IF([.E34]=&quot;&quot;;&quot;&quot;;[Datos.$E$11])">
            <text:p/>
          </table:table-cell>
          <table:table-cell table:formula="of:=IF([.F34]=&quot;&quot;;&quot;&quot;;[Datos.$E$7])">
            <text:p/>
          </table:table-cell>
          <table:table-cell table:formula="of:=IF([.E34]=&quot;&quot;;&quot;&quot;;[.J33]*([.G34]/100))">
            <text:p/>
          </table:table-cell>
          <table:table-cell table:formula="of:=IF([.E34]=&quot;&quot;;&quot;&quot;;[.F34]-[.H34])">
            <text:p/>
          </table:table-cell>
          <table:table-cell table:formula="of:=IF([.E34]=&quot;&quot;;&quot;&quot;;[.J33]-[.I34])">
            <text:p/>
          </table:table-cell>
          <table:table-cell table:number-columns-repeated="2"/>
          <table:table-cell table:formula="of:=[$Auxiliar.D30]" office:value-type="float" office:value="25" calcext:value-type="float">
            <text:p>25</text:p>
          </table:table-cell>
          <table:table-cell table:formula="of:=IF([.M34]&lt;=[Datos.$E$9];[.M34];&quot;&quot;)">
            <text:p/>
          </table:table-cell>
          <table:table-cell table:formula="of:=IF([.N34]=&quot;&quot;;&quot;&quot;;1)">
            <text:p/>
          </table:table-cell>
          <table:table-cell table:formula="of:=IF([.O34]=&quot;&quot;;&quot;&quot;;([.O34]+([Datos.$E$7]/100))^[.N34])">
            <text:p/>
          </table:table-cell>
          <table:table-cell table:formula="of:=IF([.P34]=&quot;&quot;;&quot;&quot;;1/[.P34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1]" office:value-type="float" office:value="26" calcext:value-type="float">
            <text:p>26</text:p>
          </table:table-cell>
          <table:table-cell table:formula="of:=IF([.D35]&lt;=[Datos.$E$9];[$Auxiliar.D31];&quot;&quot;)">
            <text:p/>
          </table:table-cell>
          <table:table-cell table:formula="of:=IF([.E35]=&quot;&quot;;&quot;&quot;;[Datos.$E$11])">
            <text:p/>
          </table:table-cell>
          <table:table-cell table:formula="of:=IF([.F35]=&quot;&quot;;&quot;&quot;;[Datos.$E$7])">
            <text:p/>
          </table:table-cell>
          <table:table-cell table:formula="of:=IF([.E35]=&quot;&quot;;&quot;&quot;;[.J34]*([.G35]/100))">
            <text:p/>
          </table:table-cell>
          <table:table-cell table:formula="of:=IF([.E35]=&quot;&quot;;&quot;&quot;;[.F35]-[.H35])">
            <text:p/>
          </table:table-cell>
          <table:table-cell table:formula="of:=IF([.E35]=&quot;&quot;;&quot;&quot;;[.J34]-[.I35])">
            <text:p/>
          </table:table-cell>
          <table:table-cell table:number-columns-repeated="2"/>
          <table:table-cell table:formula="of:=[$Auxiliar.D31]" office:value-type="float" office:value="26" calcext:value-type="float">
            <text:p>26</text:p>
          </table:table-cell>
          <table:table-cell table:formula="of:=IF([.M35]&lt;=[Datos.$E$9];[.M35];&quot;&quot;)">
            <text:p/>
          </table:table-cell>
          <table:table-cell table:formula="of:=IF([.N35]=&quot;&quot;;&quot;&quot;;1)">
            <text:p/>
          </table:table-cell>
          <table:table-cell table:formula="of:=IF([.O35]=&quot;&quot;;&quot;&quot;;([.O35]+([Datos.$E$7]/100))^[.N35])">
            <text:p/>
          </table:table-cell>
          <table:table-cell table:formula="of:=IF([.P35]=&quot;&quot;;&quot;&quot;;1/[.P35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2]" office:value-type="float" office:value="27" calcext:value-type="float">
            <text:p>27</text:p>
          </table:table-cell>
          <table:table-cell table:formula="of:=IF([.D36]&lt;=[Datos.$E$9];[$Auxiliar.D32];&quot;&quot;)">
            <text:p/>
          </table:table-cell>
          <table:table-cell table:formula="of:=IF([.E36]=&quot;&quot;;&quot;&quot;;[Datos.$E$11])">
            <text:p/>
          </table:table-cell>
          <table:table-cell table:formula="of:=IF([.F36]=&quot;&quot;;&quot;&quot;;[Datos.$E$7])">
            <text:p/>
          </table:table-cell>
          <table:table-cell table:formula="of:=IF([.E36]=&quot;&quot;;&quot;&quot;;[.J35]*([.G36]/100))">
            <text:p/>
          </table:table-cell>
          <table:table-cell table:formula="of:=IF([.E36]=&quot;&quot;;&quot;&quot;;[.F36]-[.H36])">
            <text:p/>
          </table:table-cell>
          <table:table-cell table:formula="of:=IF([.E36]=&quot;&quot;;&quot;&quot;;[.J35]-[.I36])">
            <text:p/>
          </table:table-cell>
          <table:table-cell table:number-columns-repeated="2"/>
          <table:table-cell table:formula="of:=[$Auxiliar.D32]" office:value-type="float" office:value="27" calcext:value-type="float">
            <text:p>27</text:p>
          </table:table-cell>
          <table:table-cell table:formula="of:=IF([.M36]&lt;=[Datos.$E$9];[.M36];&quot;&quot;)">
            <text:p/>
          </table:table-cell>
          <table:table-cell table:formula="of:=IF([.N36]=&quot;&quot;;&quot;&quot;;1)">
            <text:p/>
          </table:table-cell>
          <table:table-cell table:formula="of:=IF([.O36]=&quot;&quot;;&quot;&quot;;([.O36]+([Datos.$E$7]/100))^[.N36])">
            <text:p/>
          </table:table-cell>
          <table:table-cell table:formula="of:=IF([.P36]=&quot;&quot;;&quot;&quot;;1/[.P36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3]" office:value-type="float" office:value="28" calcext:value-type="float">
            <text:p>28</text:p>
          </table:table-cell>
          <table:table-cell table:formula="of:=IF([.D37]&lt;=[Datos.$E$9];[$Auxiliar.D33];&quot;&quot;)">
            <text:p/>
          </table:table-cell>
          <table:table-cell table:formula="of:=IF([.E37]=&quot;&quot;;&quot;&quot;;[Datos.$E$11])">
            <text:p/>
          </table:table-cell>
          <table:table-cell table:formula="of:=IF([.F37]=&quot;&quot;;&quot;&quot;;[Datos.$E$7])">
            <text:p/>
          </table:table-cell>
          <table:table-cell table:formula="of:=IF([.E37]=&quot;&quot;;&quot;&quot;;[.J36]*([.G37]/100))">
            <text:p/>
          </table:table-cell>
          <table:table-cell table:formula="of:=IF([.E37]=&quot;&quot;;&quot;&quot;;[.F37]-[.H37])">
            <text:p/>
          </table:table-cell>
          <table:table-cell table:formula="of:=IF([.E37]=&quot;&quot;;&quot;&quot;;[.J36]-[.I37])">
            <text:p/>
          </table:table-cell>
          <table:table-cell table:number-columns-repeated="2"/>
          <table:table-cell table:formula="of:=[$Auxiliar.D33]" office:value-type="float" office:value="28" calcext:value-type="float">
            <text:p>28</text:p>
          </table:table-cell>
          <table:table-cell table:formula="of:=IF([.M37]&lt;=[Datos.$E$9];[.M37];&quot;&quot;)">
            <text:p/>
          </table:table-cell>
          <table:table-cell table:formula="of:=IF([.N37]=&quot;&quot;;&quot;&quot;;1)">
            <text:p/>
          </table:table-cell>
          <table:table-cell table:formula="of:=IF([.O37]=&quot;&quot;;&quot;&quot;;([.O37]+([Datos.$E$7]/100))^[.N37])">
            <text:p/>
          </table:table-cell>
          <table:table-cell table:formula="of:=IF([.P37]=&quot;&quot;;&quot;&quot;;1/[.P37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4]" office:value-type="float" office:value="29" calcext:value-type="float">
            <text:p>29</text:p>
          </table:table-cell>
          <table:table-cell table:formula="of:=IF([.D38]&lt;=[Datos.$E$9];[$Auxiliar.D34];&quot;&quot;)">
            <text:p/>
          </table:table-cell>
          <table:table-cell table:formula="of:=IF([.E38]=&quot;&quot;;&quot;&quot;;[Datos.$E$11])">
            <text:p/>
          </table:table-cell>
          <table:table-cell table:formula="of:=IF([.F38]=&quot;&quot;;&quot;&quot;;[Datos.$E$7])">
            <text:p/>
          </table:table-cell>
          <table:table-cell table:formula="of:=IF([.E38]=&quot;&quot;;&quot;&quot;;[.J37]*([.G38]/100))">
            <text:p/>
          </table:table-cell>
          <table:table-cell table:formula="of:=IF([.E38]=&quot;&quot;;&quot;&quot;;[.F38]-[.H38])">
            <text:p/>
          </table:table-cell>
          <table:table-cell table:formula="of:=IF([.E38]=&quot;&quot;;&quot;&quot;;[.J37]-[.I38])">
            <text:p/>
          </table:table-cell>
          <table:table-cell table:number-columns-repeated="2"/>
          <table:table-cell table:formula="of:=[$Auxiliar.D34]" office:value-type="float" office:value="29" calcext:value-type="float">
            <text:p>29</text:p>
          </table:table-cell>
          <table:table-cell table:formula="of:=IF([.M38]&lt;=[Datos.$E$9];[.M38];&quot;&quot;)">
            <text:p/>
          </table:table-cell>
          <table:table-cell table:formula="of:=IF([.N38]=&quot;&quot;;&quot;&quot;;1)">
            <text:p/>
          </table:table-cell>
          <table:table-cell table:formula="of:=IF([.O38]=&quot;&quot;;&quot;&quot;;([.O38]+([Datos.$E$7]/100))^[.N38])">
            <text:p/>
          </table:table-cell>
          <table:table-cell table:formula="of:=IF([.P38]=&quot;&quot;;&quot;&quot;;1/[.P38])"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$Auxiliar.D35]" office:value-type="float" office:value="30" calcext:value-type="float">
            <text:p>30</text:p>
          </table:table-cell>
          <table:table-cell table:formula="of:=IF([.D39]&lt;=[Datos.$E$9];[$Auxiliar.D35];&quot;&quot;)">
            <text:p/>
          </table:table-cell>
          <table:table-cell table:formula="of:=IF([.E39]=&quot;&quot;;&quot;&quot;;[Datos.$E$11])">
            <text:p/>
          </table:table-cell>
          <table:table-cell table:formula="of:=IF([.F39]=&quot;&quot;;&quot;&quot;;[Datos.$E$7])">
            <text:p/>
          </table:table-cell>
          <table:table-cell table:formula="of:=IF([.E39]=&quot;&quot;;&quot;&quot;;[.J38]*([.G39]/100))">
            <text:p/>
          </table:table-cell>
          <table:table-cell table:formula="of:=IF([.E39]=&quot;&quot;;&quot;&quot;;[.F39]-[.H39])">
            <text:p/>
          </table:table-cell>
          <table:table-cell table:formula="of:=IF([.E39]=&quot;&quot;;&quot;&quot;;[.J38]-[.I39])">
            <text:p/>
          </table:table-cell>
          <table:table-cell table:number-columns-repeated="2"/>
          <table:table-cell table:formula="of:=[$Auxiliar.D35]" office:value-type="float" office:value="30" calcext:value-type="float">
            <text:p>30</text:p>
          </table:table-cell>
          <table:table-cell table:formula="of:=IF([.M39]&lt;=[Datos.$E$9];[.M39];&quot;&quot;)">
            <text:p/>
          </table:table-cell>
          <table:table-cell table:formula="of:=IF([.N39]=&quot;&quot;;&quot;&quot;;1)">
            <text:p/>
          </table:table-cell>
          <table:table-cell table:formula="of:=IF([.O39]=&quot;&quot;;&quot;&quot;;([.O39]+([Datos.$E$7]/100))^[.N39])">
            <text:p/>
          </table:table-cell>
          <table:table-cell table:formula="of:=IF([.P39]=&quot;&quot;;&quot;&quot;;1/[.P39])">
            <text:p/>
          </table:table-cell>
          <table:table-cell table:number-columns-repeated="3"/>
        </table:table-row>
      </table:table>
      <table:table table:name="Cuadro Amortización" table:style-name="ta1"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2" table:default-cell-style-name="ce9"/>
        <table:table-column table:style-name="co1" table:number-columns-repeated="3" table:default-cell-style-name="ce10"/>
        <table:table-row table:style-name="ro1" table:number-rows-repeated="6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5"/>
          <table:table-cell table:style-name="ce4" office:value-type="string" calcext:value-type="string">
            <text:p>Años</text:p>
          </table:table-cell>
          <table:table-cell table:style-name="ce4" office:value-type="string" calcext:value-type="string">
            <text:p>Anualidad</text:p>
          </table:table-cell>
          <table:table-cell table:style-name="ce4" office:value-type="string" calcext:value-type="string">
            <text:p>Interés(%)</text:p>
          </table:table-cell>
          <table:table-cell table:style-name="ce4" office:value-type="string" calcext:value-type="string">
            <text:p>Interés(€)</text:p>
          </table:table-cell>
          <table:table-cell table:style-name="ce4" office:value-type="string" calcext:value-type="string">
            <text:p>C. Devuelto</text:p>
          </table:table-cell>
          <table:table-cell table:style-name="ce4" office:value-type="string" calcext:value-type="string">
            <text:p>C. Pendiente</text:p>
          </table:table-cell>
        </table:table-row>
        <table:table-row table:style-name="ro1">
          <table:table-cell table:number-columns-repeated="5"/>
          <table:table-cell table:formula="of:=IF([$Auxiliar.D5]&lt;=[Datos.$E$9];[$Auxiliar.D5];&quot;&quot;)" office:value-type="float" office:value="0" calcext:value-type="float">
            <text:p>0</text:p>
          </table:table-cell>
          <table:table-cell table:number-columns-repeated="4"/>
          <table:table-cell table:formula="of:=[Datos.$E$5]" office:value-type="float" office:value="10000" calcext:value-type="float">
            <text:p>10000</text:p>
          </table:table-cell>
        </table:table-row>
        <table:table-row table:style-name="ro1">
          <table:table-cell table:number-columns-repeated="5"/>
          <table:table-cell table:formula="of:=IF([$Auxiliar.D6]&lt;=[Datos.$E$9];[$Auxiliar.D6];&quot;&quot;)" office:value-type="float" office:value="1" calcext:value-type="float">
            <text:p>1</text:p>
          </table:table-cell>
          <table:table-cell table:formula="of:=IF([.F9]=&quot;&quot;;&quot;&quot;;[Datos.$E$11])" office:value-type="float" office:value="1830.70826379717" calcext:value-type="float">
            <text:p>1830,70826379717</text:p>
          </table:table-cell>
          <table:table-cell table:formula="of:=IF([.F9]=&quot;&quot;;&quot;&quot;;[Datos.$E$7])" office:value-type="float" office:value="2.75" calcext:value-type="float">
            <text:p>2,75</text:p>
          </table:table-cell>
          <table:table-cell table:formula="of:=IF([.F9]=&quot;&quot;;&quot;&quot;;[.K8]*([.H9]/100))" office:value-type="float" office:value="275" calcext:value-type="float">
            <text:p>275</text:p>
          </table:table-cell>
          <table:table-cell table:formula="of:=IF([.F9]=&quot;&quot;;&quot;&quot;;[.G9]-[.I9])" office:value-type="float" office:value="1555.70826379717" calcext:value-type="float">
            <text:p>1555,70826379717</text:p>
          </table:table-cell>
          <table:table-cell table:formula="of:=IF([.F9]=&quot;&quot;;&quot;&quot;;[.K8]-[.J9])" office:value-type="float" office:value="8444.29173620283" calcext:value-type="float">
            <text:p>8444,29173620283</text:p>
          </table:table-cell>
        </table:table-row>
        <table:table-row table:style-name="ro1">
          <table:table-cell table:number-columns-repeated="5"/>
          <table:table-cell table:formula="of:=IF([$Auxiliar.D7]&lt;=[Datos.$E$9];[$Auxiliar.D7];&quot;&quot;)" office:value-type="float" office:value="2" calcext:value-type="float">
            <text:p>2</text:p>
          </table:table-cell>
          <table:table-cell table:formula="of:=IF([.F10]=&quot;&quot;;&quot;&quot;;[Datos.$E$11])" office:value-type="float" office:value="1830.70826379717" calcext:value-type="float">
            <text:p>1830,70826379717</text:p>
          </table:table-cell>
          <table:table-cell table:formula="of:=IF([.F10]=&quot;&quot;;&quot;&quot;;[Datos.$E$7])" office:value-type="float" office:value="2.75" calcext:value-type="float">
            <text:p>2,75</text:p>
          </table:table-cell>
          <table:table-cell table:formula="of:=IF([.F10]=&quot;&quot;;&quot;&quot;;[.K9]*([.H10]/100))" office:value-type="float" office:value="232.218022745578" calcext:value-type="float">
            <text:p>232,218022745578</text:p>
          </table:table-cell>
          <table:table-cell table:formula="of:=IF([.F10]=&quot;&quot;;&quot;&quot;;[.G10]-[.I10])" office:value-type="float" office:value="1598.4902410516" calcext:value-type="float">
            <text:p>1598,4902410516</text:p>
          </table:table-cell>
          <table:table-cell table:formula="of:=IF([.F10]=&quot;&quot;;&quot;&quot;;[.K9]-[.J10])" office:value-type="float" office:value="6845.80149515123" calcext:value-type="float">
            <text:p>6845,80149515123</text:p>
          </table:table-cell>
        </table:table-row>
        <table:table-row table:style-name="ro1">
          <table:table-cell table:number-columns-repeated="5"/>
          <table:table-cell table:formula="of:=IF([$Auxiliar.D8]&lt;=[Datos.$E$9];[$Auxiliar.D8];&quot;&quot;)" office:value-type="float" office:value="3" calcext:value-type="float">
            <text:p>3</text:p>
          </table:table-cell>
          <table:table-cell table:formula="of:=IF([.F11]=&quot;&quot;;&quot;&quot;;[Datos.$E$11])" office:value-type="float" office:value="1830.70826379717" calcext:value-type="float">
            <text:p>1830,70826379717</text:p>
          </table:table-cell>
          <table:table-cell table:formula="of:=IF([.F11]=&quot;&quot;;&quot;&quot;;[Datos.$E$7])" office:value-type="float" office:value="2.75" calcext:value-type="float">
            <text:p>2,75</text:p>
          </table:table-cell>
          <table:table-cell table:formula="of:=IF([.F11]=&quot;&quot;;&quot;&quot;;[.K10]*([.H11]/100))" office:value-type="float" office:value="188.259541116659" calcext:value-type="float">
            <text:p>188,259541116659</text:p>
          </table:table-cell>
          <table:table-cell table:formula="of:=IF([.F11]=&quot;&quot;;&quot;&quot;;[.G11]-[.I11])" office:value-type="float" office:value="1642.44872268052" calcext:value-type="float">
            <text:p>1642,44872268052</text:p>
          </table:table-cell>
          <table:table-cell table:formula="of:=IF([.F11]=&quot;&quot;;&quot;&quot;;[.K10]-[.J11])" office:value-type="float" office:value="5203.35277247072" calcext:value-type="float">
            <text:p>5203,35277247072</text:p>
          </table:table-cell>
        </table:table-row>
        <table:table-row table:style-name="ro1">
          <table:table-cell table:number-columns-repeated="5"/>
          <table:table-cell table:formula="of:=IF([$Auxiliar.D9]&lt;=[Datos.$E$9];[$Auxiliar.D9];&quot;&quot;)" office:value-type="float" office:value="4" calcext:value-type="float">
            <text:p>4</text:p>
          </table:table-cell>
          <table:table-cell table:formula="of:=IF([.F12]=&quot;&quot;;&quot;&quot;;[Datos.$E$11])" office:value-type="float" office:value="1830.70826379717" calcext:value-type="float">
            <text:p>1830,70826379717</text:p>
          </table:table-cell>
          <table:table-cell table:formula="of:=IF([.F12]=&quot;&quot;;&quot;&quot;;[Datos.$E$7])" office:value-type="float" office:value="2.75" calcext:value-type="float">
            <text:p>2,75</text:p>
          </table:table-cell>
          <table:table-cell table:formula="of:=IF([.F12]=&quot;&quot;;&quot;&quot;;[.K11]*([.H12]/100))" office:value-type="float" office:value="143.092201242945" calcext:value-type="float">
            <text:p>143,092201242945</text:p>
          </table:table-cell>
          <table:table-cell table:formula="of:=IF([.F12]=&quot;&quot;;&quot;&quot;;[.G12]-[.I12])" office:value-type="float" office:value="1687.61606255423" calcext:value-type="float">
            <text:p>1687,61606255423</text:p>
          </table:table-cell>
          <table:table-cell table:formula="of:=IF([.F12]=&quot;&quot;;&quot;&quot;;[.K11]-[.J12])" office:value-type="float" office:value="3515.73670991649" calcext:value-type="float">
            <text:p>3515,73670991649</text:p>
          </table:table-cell>
        </table:table-row>
        <table:table-row table:style-name="ro1">
          <table:table-cell table:number-columns-repeated="5"/>
          <table:table-cell table:formula="of:=IF([$Auxiliar.D10]&lt;=[Datos.$E$9];[$Auxiliar.D10];&quot;&quot;)" office:value-type="float" office:value="5" calcext:value-type="float">
            <text:p>5</text:p>
          </table:table-cell>
          <table:table-cell table:formula="of:=IF([.F13]=&quot;&quot;;&quot;&quot;;[Datos.$E$11])" office:value-type="float" office:value="1830.70826379717" calcext:value-type="float">
            <text:p>1830,70826379717</text:p>
          </table:table-cell>
          <table:table-cell table:formula="of:=IF([.F13]=&quot;&quot;;&quot;&quot;;[Datos.$E$7])" office:value-type="float" office:value="2.75" calcext:value-type="float">
            <text:p>2,75</text:p>
          </table:table-cell>
          <table:table-cell table:formula="of:=IF([.F13]=&quot;&quot;;&quot;&quot;;[.K12]*([.H13]/100))" office:value-type="float" office:value="96.6827595227034" calcext:value-type="float">
            <text:p>96,6827595227034</text:p>
          </table:table-cell>
          <table:table-cell table:formula="of:=IF([.F13]=&quot;&quot;;&quot;&quot;;[.G13]-[.I13])" office:value-type="float" office:value="1734.02550427447" calcext:value-type="float">
            <text:p>1734,02550427447</text:p>
          </table:table-cell>
          <table:table-cell table:formula="of:=IF([.F13]=&quot;&quot;;&quot;&quot;;[.K12]-[.J13])" office:value-type="float" office:value="1781.71120564202" calcext:value-type="float">
            <text:p>1781,71120564202</text:p>
          </table:table-cell>
        </table:table-row>
        <table:table-row table:style-name="ro1">
          <table:table-cell table:number-columns-repeated="5"/>
          <table:table-cell table:formula="of:=IF([$Auxiliar.D11]&lt;=[Datos.$E$9];[$Auxiliar.D11];&quot;&quot;)" office:value-type="float" office:value="6" calcext:value-type="float">
            <text:p>6</text:p>
          </table:table-cell>
          <table:table-cell table:formula="of:=IF([.F14]=&quot;&quot;;&quot;&quot;;[Datos.$E$11])" office:value-type="float" office:value="1830.70826379717" calcext:value-type="float">
            <text:p>1830,70826379717</text:p>
          </table:table-cell>
          <table:table-cell table:formula="of:=IF([.F14]=&quot;&quot;;&quot;&quot;;[Datos.$E$7])" office:value-type="float" office:value="2.75" calcext:value-type="float">
            <text:p>2,75</text:p>
          </table:table-cell>
          <table:table-cell table:formula="of:=IF([.F14]=&quot;&quot;;&quot;&quot;;[.K13]*([.H14]/100))" office:value-type="float" office:value="48.9970581551554" calcext:value-type="float">
            <text:p>48,9970581551554</text:p>
          </table:table-cell>
          <table:table-cell table:formula="of:=IF([.F14]=&quot;&quot;;&quot;&quot;;[.G14]-[.I14])" office:value-type="float" office:value="1781.71120564202" calcext:value-type="float">
            <text:p>1781,71120564202</text:p>
          </table:table-cell>
          <table:table-cell table:formula="of:=IF([.F14]=&quot;&quot;;&quot;&quot;;[.K13]-[.J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IF([$Auxiliar.D12]&lt;=[Datos.$E$9];[$Auxiliar.D12];&quot;&quot;)">
            <text:p/>
          </table:table-cell>
          <table:table-cell table:formula="of:=IF([.F15]=&quot;&quot;;&quot;&quot;;[Datos.$E$11])">
            <text:p/>
          </table:table-cell>
          <table:table-cell table:formula="of:=IF([.F15]=&quot;&quot;;&quot;&quot;;[Datos.$E$7])">
            <text:p/>
          </table:table-cell>
          <table:table-cell table:formula="of:=IF([.F15]=&quot;&quot;;&quot;&quot;;[.K14]*([.H15]/100))">
            <text:p/>
          </table:table-cell>
          <table:table-cell table:formula="of:=IF([.F15]=&quot;&quot;;&quot;&quot;;[.G15]-[.I15])">
            <text:p/>
          </table:table-cell>
          <table:table-cell table:formula="of:=IF([.F15]=&quot;&quot;;&quot;&quot;;[.K14]-[.J15])">
            <text:p/>
          </table:table-cell>
        </table:table-row>
        <table:table-row table:style-name="ro1">
          <table:table-cell table:number-columns-repeated="5"/>
          <table:table-cell table:formula="of:=IF([$Auxiliar.D13]&lt;=[Datos.$E$9];[$Auxiliar.D13];&quot;&quot;)">
            <text:p/>
          </table:table-cell>
          <table:table-cell table:formula="of:=IF([.F16]=&quot;&quot;;&quot;&quot;;[Datos.$E$11])">
            <text:p/>
          </table:table-cell>
          <table:table-cell table:formula="of:=IF([.F16]=&quot;&quot;;&quot;&quot;;[Datos.$E$7])">
            <text:p/>
          </table:table-cell>
          <table:table-cell table:formula="of:=IF([.F16]=&quot;&quot;;&quot;&quot;;[.K15]*([.H16]/100))">
            <text:p/>
          </table:table-cell>
          <table:table-cell table:formula="of:=IF([.F16]=&quot;&quot;;&quot;&quot;;[.G16]-[.I16])">
            <text:p/>
          </table:table-cell>
          <table:table-cell table:formula="of:=IF([.F16]=&quot;&quot;;&quot;&quot;;[.K15]-[.J16])">
            <text:p/>
          </table:table-cell>
        </table:table-row>
        <table:table-row table:style-name="ro1">
          <table:table-cell table:number-columns-repeated="5"/>
          <table:table-cell table:formula="of:=IF([$Auxiliar.D14]&lt;=[Datos.$E$9];[$Auxiliar.D14];&quot;&quot;)">
            <text:p/>
          </table:table-cell>
          <table:table-cell table:formula="of:=IF([.F17]=&quot;&quot;;&quot;&quot;;[Datos.$E$11])">
            <text:p/>
          </table:table-cell>
          <table:table-cell table:formula="of:=IF([.F17]=&quot;&quot;;&quot;&quot;;[Datos.$E$7])">
            <text:p/>
          </table:table-cell>
          <table:table-cell table:formula="of:=IF([.F17]=&quot;&quot;;&quot;&quot;;[.K16]*([.H17]/100))">
            <text:p/>
          </table:table-cell>
          <table:table-cell table:formula="of:=IF([.F17]=&quot;&quot;;&quot;&quot;;[.G17]-[.I17])">
            <text:p/>
          </table:table-cell>
          <table:table-cell table:formula="of:=IF([.F17]=&quot;&quot;;&quot;&quot;;[.K16]-[.J17])">
            <text:p/>
          </table:table-cell>
        </table:table-row>
        <table:table-row table:style-name="ro1">
          <table:table-cell table:number-columns-repeated="5"/>
          <table:table-cell table:formula="of:=IF([$Auxiliar.D15]&lt;=[Datos.$E$9];[$Auxiliar.D15];&quot;&quot;)">
            <text:p/>
          </table:table-cell>
          <table:table-cell table:formula="of:=IF([.F18]=&quot;&quot;;&quot;&quot;;[Datos.$E$11])">
            <text:p/>
          </table:table-cell>
          <table:table-cell table:formula="of:=IF([.F18]=&quot;&quot;;&quot;&quot;;[Datos.$E$7])">
            <text:p/>
          </table:table-cell>
          <table:table-cell table:formula="of:=IF([.F18]=&quot;&quot;;&quot;&quot;;[.K17]*([.H18]/100))">
            <text:p/>
          </table:table-cell>
          <table:table-cell table:formula="of:=IF([.F18]=&quot;&quot;;&quot;&quot;;[.G18]-[.I18])">
            <text:p/>
          </table:table-cell>
          <table:table-cell table:formula="of:=IF([.F18]=&quot;&quot;;&quot;&quot;;[.K17]-[.J18])">
            <text:p/>
          </table:table-cell>
        </table:table-row>
        <table:table-row table:style-name="ro1">
          <table:table-cell table:number-columns-repeated="5"/>
          <table:table-cell table:formula="of:=IF([$Auxiliar.D16]&lt;=[Datos.$E$9];[$Auxiliar.D16];&quot;&quot;)">
            <text:p/>
          </table:table-cell>
          <table:table-cell table:formula="of:=IF([.F19]=&quot;&quot;;&quot;&quot;;[Datos.$E$11])">
            <text:p/>
          </table:table-cell>
          <table:table-cell table:formula="of:=IF([.F19]=&quot;&quot;;&quot;&quot;;[Datos.$E$7])">
            <text:p/>
          </table:table-cell>
          <table:table-cell table:formula="of:=IF([.F19]=&quot;&quot;;&quot;&quot;;[.K18]*([.H19]/100))">
            <text:p/>
          </table:table-cell>
          <table:table-cell table:formula="of:=IF([.F19]=&quot;&quot;;&quot;&quot;;[.G19]-[.I19])">
            <text:p/>
          </table:table-cell>
          <table:table-cell table:formula="of:=IF([.F19]=&quot;&quot;;&quot;&quot;;[.K18]-[.J19])">
            <text:p/>
          </table:table-cell>
        </table:table-row>
        <table:table-row table:style-name="ro1">
          <table:table-cell table:number-columns-repeated="5"/>
          <table:table-cell table:formula="of:=IF([$Auxiliar.D17]&lt;=[Datos.$E$9];[$Auxiliar.D17];&quot;&quot;)">
            <text:p/>
          </table:table-cell>
          <table:table-cell table:formula="of:=IF([.F20]=&quot;&quot;;&quot;&quot;;[Datos.$E$11])">
            <text:p/>
          </table:table-cell>
          <table:table-cell table:formula="of:=IF([.F20]=&quot;&quot;;&quot;&quot;;[Datos.$E$7])">
            <text:p/>
          </table:table-cell>
          <table:table-cell table:formula="of:=IF([.F20]=&quot;&quot;;&quot;&quot;;[.K19]*([.H20]/100))">
            <text:p/>
          </table:table-cell>
          <table:table-cell table:formula="of:=IF([.F20]=&quot;&quot;;&quot;&quot;;[.G20]-[.I20])">
            <text:p/>
          </table:table-cell>
          <table:table-cell table:formula="of:=IF([.F20]=&quot;&quot;;&quot;&quot;;[.K19]-[.J20])">
            <text:p/>
          </table:table-cell>
        </table:table-row>
        <table:table-row table:style-name="ro1">
          <table:table-cell table:number-columns-repeated="5"/>
          <table:table-cell table:formula="of:=IF([$Auxiliar.D18]&lt;=[Datos.$E$9];[$Auxiliar.D18];&quot;&quot;)">
            <text:p/>
          </table:table-cell>
          <table:table-cell table:formula="of:=IF([.F21]=&quot;&quot;;&quot;&quot;;[Datos.$E$11])">
            <text:p/>
          </table:table-cell>
          <table:table-cell table:formula="of:=IF([.F21]=&quot;&quot;;&quot;&quot;;[Datos.$E$7])">
            <text:p/>
          </table:table-cell>
          <table:table-cell table:formula="of:=IF([.F21]=&quot;&quot;;&quot;&quot;;[.K20]*([.H21]/100))">
            <text:p/>
          </table:table-cell>
          <table:table-cell table:formula="of:=IF([.F21]=&quot;&quot;;&quot;&quot;;[.G21]-[.I21])">
            <text:p/>
          </table:table-cell>
          <table:table-cell table:formula="of:=IF([.F21]=&quot;&quot;;&quot;&quot;;[.K20]-[.J21])">
            <text:p/>
          </table:table-cell>
        </table:table-row>
        <table:table-row table:style-name="ro1">
          <table:table-cell table:number-columns-repeated="5"/>
          <table:table-cell table:formula="of:=IF([$Auxiliar.D19]&lt;=[Datos.$E$9];[$Auxiliar.D19];&quot;&quot;)">
            <text:p/>
          </table:table-cell>
          <table:table-cell table:formula="of:=IF([.F22]=&quot;&quot;;&quot;&quot;;[Datos.$E$11])">
            <text:p/>
          </table:table-cell>
          <table:table-cell table:formula="of:=IF([.F22]=&quot;&quot;;&quot;&quot;;[Datos.$E$7])">
            <text:p/>
          </table:table-cell>
          <table:table-cell table:formula="of:=IF([.F22]=&quot;&quot;;&quot;&quot;;[.K21]*([.H22]/100))">
            <text:p/>
          </table:table-cell>
          <table:table-cell table:formula="of:=IF([.F22]=&quot;&quot;;&quot;&quot;;[.G22]-[.I22])">
            <text:p/>
          </table:table-cell>
          <table:table-cell table:formula="of:=IF([.F22]=&quot;&quot;;&quot;&quot;;[.K21]-[.J22])">
            <text:p/>
          </table:table-cell>
        </table:table-row>
        <table:table-row table:style-name="ro1">
          <table:table-cell table:number-columns-repeated="5"/>
          <table:table-cell table:formula="of:=IF([$Auxiliar.D20]&lt;=[Datos.$E$9];[$Auxiliar.D20];&quot;&quot;)">
            <text:p/>
          </table:table-cell>
          <table:table-cell table:formula="of:=IF([.F23]=&quot;&quot;;&quot;&quot;;[Datos.$E$11])">
            <text:p/>
          </table:table-cell>
          <table:table-cell table:formula="of:=IF([.F23]=&quot;&quot;;&quot;&quot;;[Datos.$E$7])">
            <text:p/>
          </table:table-cell>
          <table:table-cell table:formula="of:=IF([.F23]=&quot;&quot;;&quot;&quot;;[.K22]*([.H23]/100))">
            <text:p/>
          </table:table-cell>
          <table:table-cell table:formula="of:=IF([.F23]=&quot;&quot;;&quot;&quot;;[.G23]-[.I23])">
            <text:p/>
          </table:table-cell>
          <table:table-cell table:formula="of:=IF([.F23]=&quot;&quot;;&quot;&quot;;[.K22]-[.J23])">
            <text:p/>
          </table:table-cell>
        </table:table-row>
        <table:table-row table:style-name="ro1">
          <table:table-cell table:number-columns-repeated="5"/>
          <table:table-cell table:formula="of:=IF([$Auxiliar.D21]&lt;=[Datos.$E$9];[$Auxiliar.D21];&quot;&quot;)">
            <text:p/>
          </table:table-cell>
          <table:table-cell table:formula="of:=IF([.F24]=&quot;&quot;;&quot;&quot;;[Datos.$E$11])">
            <text:p/>
          </table:table-cell>
          <table:table-cell table:formula="of:=IF([.F24]=&quot;&quot;;&quot;&quot;;[Datos.$E$7])">
            <text:p/>
          </table:table-cell>
          <table:table-cell table:formula="of:=IF([.F24]=&quot;&quot;;&quot;&quot;;[.K23]*([.H24]/100))">
            <text:p/>
          </table:table-cell>
          <table:table-cell table:formula="of:=IF([.F24]=&quot;&quot;;&quot;&quot;;[.G24]-[.I24])">
            <text:p/>
          </table:table-cell>
          <table:table-cell table:formula="of:=IF([.F24]=&quot;&quot;;&quot;&quot;;[.K23]-[.J24])">
            <text:p/>
          </table:table-cell>
        </table:table-row>
        <table:table-row table:style-name="ro1">
          <table:table-cell table:number-columns-repeated="5"/>
          <table:table-cell table:formula="of:=IF([$Auxiliar.D22]&lt;=[Datos.$E$9];[$Auxiliar.D22];&quot;&quot;)">
            <text:p/>
          </table:table-cell>
          <table:table-cell table:formula="of:=IF([.F25]=&quot;&quot;;&quot;&quot;;[Datos.$E$11])">
            <text:p/>
          </table:table-cell>
          <table:table-cell table:formula="of:=IF([.F25]=&quot;&quot;;&quot;&quot;;[Datos.$E$7])">
            <text:p/>
          </table:table-cell>
          <table:table-cell table:formula="of:=IF([.F25]=&quot;&quot;;&quot;&quot;;[.K24]*([.H25]/100))">
            <text:p/>
          </table:table-cell>
          <table:table-cell table:formula="of:=IF([.F25]=&quot;&quot;;&quot;&quot;;[.G25]-[.I25])">
            <text:p/>
          </table:table-cell>
          <table:table-cell table:formula="of:=IF([.F25]=&quot;&quot;;&quot;&quot;;[.K24]-[.J25])">
            <text:p/>
          </table:table-cell>
        </table:table-row>
        <table:table-row table:style-name="ro1">
          <table:table-cell table:number-columns-repeated="5"/>
          <table:table-cell table:formula="of:=IF([$Auxiliar.D23]&lt;=[Datos.$E$9];[$Auxiliar.D23];&quot;&quot;)">
            <text:p/>
          </table:table-cell>
          <table:table-cell table:formula="of:=IF([.F26]=&quot;&quot;;&quot;&quot;;[Datos.$E$11])">
            <text:p/>
          </table:table-cell>
          <table:table-cell table:formula="of:=IF([.F26]=&quot;&quot;;&quot;&quot;;[Datos.$E$7])">
            <text:p/>
          </table:table-cell>
          <table:table-cell table:formula="of:=IF([.F26]=&quot;&quot;;&quot;&quot;;[.K25]*([.H26]/100))">
            <text:p/>
          </table:table-cell>
          <table:table-cell table:formula="of:=IF([.F26]=&quot;&quot;;&quot;&quot;;[.G26]-[.I26])">
            <text:p/>
          </table:table-cell>
          <table:table-cell table:formula="of:=IF([.F26]=&quot;&quot;;&quot;&quot;;[.K25]-[.J26])">
            <text:p/>
          </table:table-cell>
        </table:table-row>
        <table:table-row table:style-name="ro1">
          <table:table-cell table:number-columns-repeated="5"/>
          <table:table-cell table:formula="of:=IF([$Auxiliar.D24]&lt;=[Datos.$E$9];[$Auxiliar.D24];&quot;&quot;)">
            <text:p/>
          </table:table-cell>
          <table:table-cell table:formula="of:=IF([.F27]=&quot;&quot;;&quot;&quot;;[Datos.$E$11])">
            <text:p/>
          </table:table-cell>
          <table:table-cell table:formula="of:=IF([.F27]=&quot;&quot;;&quot;&quot;;[Datos.$E$7])">
            <text:p/>
          </table:table-cell>
          <table:table-cell table:formula="of:=IF([.F27]=&quot;&quot;;&quot;&quot;;[.K26]*([.H27]/100))">
            <text:p/>
          </table:table-cell>
          <table:table-cell table:formula="of:=IF([.F27]=&quot;&quot;;&quot;&quot;;[.G27]-[.I27])">
            <text:p/>
          </table:table-cell>
          <table:table-cell table:formula="of:=IF([.F27]=&quot;&quot;;&quot;&quot;;[.K26]-[.J27])">
            <text:p/>
          </table:table-cell>
        </table:table-row>
        <table:table-row table:style-name="ro1">
          <table:table-cell table:number-columns-repeated="5"/>
          <table:table-cell table:formula="of:=IF([$Auxiliar.D25]&lt;=[Datos.$E$9];[$Auxiliar.D25];&quot;&quot;)">
            <text:p/>
          </table:table-cell>
          <table:table-cell table:formula="of:=IF([.F28]=&quot;&quot;;&quot;&quot;;[Datos.$E$11])">
            <text:p/>
          </table:table-cell>
          <table:table-cell table:formula="of:=IF([.F28]=&quot;&quot;;&quot;&quot;;[Datos.$E$7])">
            <text:p/>
          </table:table-cell>
          <table:table-cell table:formula="of:=IF([.F28]=&quot;&quot;;&quot;&quot;;[.K27]*([.H28]/100))">
            <text:p/>
          </table:table-cell>
          <table:table-cell table:formula="of:=IF([.F28]=&quot;&quot;;&quot;&quot;;[.G28]-[.I28])">
            <text:p/>
          </table:table-cell>
          <table:table-cell table:formula="of:=IF([.F28]=&quot;&quot;;&quot;&quot;;[.K27]-[.J28])">
            <text:p/>
          </table:table-cell>
        </table:table-row>
        <table:table-row table:style-name="ro1">
          <table:table-cell table:number-columns-repeated="5"/>
          <table:table-cell table:formula="of:=IF([$Auxiliar.D26]&lt;=[Datos.$E$9];[$Auxiliar.D26];&quot;&quot;)">
            <text:p/>
          </table:table-cell>
          <table:table-cell table:formula="of:=IF([.F29]=&quot;&quot;;&quot;&quot;;[Datos.$E$11])">
            <text:p/>
          </table:table-cell>
          <table:table-cell table:formula="of:=IF([.F29]=&quot;&quot;;&quot;&quot;;[Datos.$E$7])">
            <text:p/>
          </table:table-cell>
          <table:table-cell table:formula="of:=IF([.F29]=&quot;&quot;;&quot;&quot;;[.K28]*([.H29]/100))">
            <text:p/>
          </table:table-cell>
          <table:table-cell table:formula="of:=IF([.F29]=&quot;&quot;;&quot;&quot;;[.G29]-[.I29])">
            <text:p/>
          </table:table-cell>
          <table:table-cell table:formula="of:=IF([.F29]=&quot;&quot;;&quot;&quot;;[.K28]-[.J29])">
            <text:p/>
          </table:table-cell>
        </table:table-row>
        <table:table-row table:style-name="ro1">
          <table:table-cell table:number-columns-repeated="5"/>
          <table:table-cell table:formula="of:=IF([$Auxiliar.D27]&lt;=[Datos.$E$9];[$Auxiliar.D27];&quot;&quot;)">
            <text:p/>
          </table:table-cell>
          <table:table-cell table:formula="of:=IF([.F30]=&quot;&quot;;&quot;&quot;;[Datos.$E$11])">
            <text:p/>
          </table:table-cell>
          <table:table-cell table:formula="of:=IF([.F30]=&quot;&quot;;&quot;&quot;;[Datos.$E$7])">
            <text:p/>
          </table:table-cell>
          <table:table-cell table:formula="of:=IF([.F30]=&quot;&quot;;&quot;&quot;;[.K29]*([.H30]/100))">
            <text:p/>
          </table:table-cell>
          <table:table-cell table:formula="of:=IF([.F30]=&quot;&quot;;&quot;&quot;;[.G30]-[.I30])">
            <text:p/>
          </table:table-cell>
          <table:table-cell table:formula="of:=IF([.F30]=&quot;&quot;;&quot;&quot;;[.K29]-[.J30])">
            <text:p/>
          </table:table-cell>
        </table:table-row>
        <table:table-row table:style-name="ro1">
          <table:table-cell table:number-columns-repeated="5"/>
          <table:table-cell table:formula="of:=IF([$Auxiliar.D28]&lt;=[Datos.$E$9];[$Auxiliar.D28];&quot;&quot;)">
            <text:p/>
          </table:table-cell>
          <table:table-cell table:formula="of:=IF([.F31]=&quot;&quot;;&quot;&quot;;[Datos.$E$11])">
            <text:p/>
          </table:table-cell>
          <table:table-cell table:formula="of:=IF([.F31]=&quot;&quot;;&quot;&quot;;[Datos.$E$7])">
            <text:p/>
          </table:table-cell>
          <table:table-cell table:formula="of:=IF([.F31]=&quot;&quot;;&quot;&quot;;[.K30]*([.H31]/100))">
            <text:p/>
          </table:table-cell>
          <table:table-cell table:formula="of:=IF([.F31]=&quot;&quot;;&quot;&quot;;[.G31]-[.I31])">
            <text:p/>
          </table:table-cell>
          <table:table-cell table:formula="of:=IF([.F31]=&quot;&quot;;&quot;&quot;;[.K30]-[.J31])">
            <text:p/>
          </table:table-cell>
        </table:table-row>
        <table:table-row table:style-name="ro1">
          <table:table-cell table:number-columns-repeated="5"/>
          <table:table-cell table:formula="of:=IF([$Auxiliar.D29]&lt;=[Datos.$E$9];[$Auxiliar.D29];&quot;&quot;)">
            <text:p/>
          </table:table-cell>
          <table:table-cell table:formula="of:=IF([.F32]=&quot;&quot;;&quot;&quot;;[Datos.$E$11])">
            <text:p/>
          </table:table-cell>
          <table:table-cell table:formula="of:=IF([.F32]=&quot;&quot;;&quot;&quot;;[Datos.$E$7])">
            <text:p/>
          </table:table-cell>
          <table:table-cell table:formula="of:=IF([.F32]=&quot;&quot;;&quot;&quot;;[.K31]*([.H32]/100))">
            <text:p/>
          </table:table-cell>
          <table:table-cell table:formula="of:=IF([.F32]=&quot;&quot;;&quot;&quot;;[.G32]-[.I32])">
            <text:p/>
          </table:table-cell>
          <table:table-cell table:formula="of:=IF([.F32]=&quot;&quot;;&quot;&quot;;[.K31]-[.J32])">
            <text:p/>
          </table:table-cell>
        </table:table-row>
        <table:table-row table:style-name="ro1">
          <table:table-cell table:number-columns-repeated="5"/>
          <table:table-cell table:formula="of:=IF([$Auxiliar.D30]&lt;=[Datos.$E$9];[$Auxiliar.D30];&quot;&quot;)">
            <text:p/>
          </table:table-cell>
          <table:table-cell table:formula="of:=IF([.F33]=&quot;&quot;;&quot;&quot;;[Datos.$E$11])">
            <text:p/>
          </table:table-cell>
          <table:table-cell table:formula="of:=IF([.F33]=&quot;&quot;;&quot;&quot;;[Datos.$E$7])">
            <text:p/>
          </table:table-cell>
          <table:table-cell table:formula="of:=IF([.F33]=&quot;&quot;;&quot;&quot;;[.K32]*([.H33]/100))">
            <text:p/>
          </table:table-cell>
          <table:table-cell table:formula="of:=IF([.F33]=&quot;&quot;;&quot;&quot;;[.G33]-[.I33])">
            <text:p/>
          </table:table-cell>
          <table:table-cell table:formula="of:=IF([.F33]=&quot;&quot;;&quot;&quot;;[.K32]-[.J33])">
            <text:p/>
          </table:table-cell>
        </table:table-row>
        <table:table-row table:style-name="ro1">
          <table:table-cell table:number-columns-repeated="5"/>
          <table:table-cell table:formula="of:=IF([$Auxiliar.D31]&lt;=[Datos.$E$9];[$Auxiliar.D31];&quot;&quot;)">
            <text:p/>
          </table:table-cell>
          <table:table-cell table:formula="of:=IF([.F34]=&quot;&quot;;&quot;&quot;;[Datos.$E$11])">
            <text:p/>
          </table:table-cell>
          <table:table-cell table:formula="of:=IF([.F34]=&quot;&quot;;&quot;&quot;;[Datos.$E$7])">
            <text:p/>
          </table:table-cell>
          <table:table-cell table:formula="of:=IF([.F34]=&quot;&quot;;&quot;&quot;;[.K33]*([.H34]/100))">
            <text:p/>
          </table:table-cell>
          <table:table-cell table:formula="of:=IF([.F34]=&quot;&quot;;&quot;&quot;;[.G34]-[.I34])">
            <text:p/>
          </table:table-cell>
          <table:table-cell table:formula="of:=IF([.F34]=&quot;&quot;;&quot;&quot;;[.K33]-[.J34])">
            <text:p/>
          </table:table-cell>
        </table:table-row>
        <table:table-row table:style-name="ro1">
          <table:table-cell table:number-columns-repeated="5"/>
          <table:table-cell table:formula="of:=IF([$Auxiliar.D32]&lt;=[Datos.$E$9];[$Auxiliar.D32];&quot;&quot;)">
            <text:p/>
          </table:table-cell>
          <table:table-cell table:formula="of:=IF([.F35]=&quot;&quot;;&quot;&quot;;[Datos.$E$11])">
            <text:p/>
          </table:table-cell>
          <table:table-cell table:formula="of:=IF([.F35]=&quot;&quot;;&quot;&quot;;[Datos.$E$7])">
            <text:p/>
          </table:table-cell>
          <table:table-cell table:formula="of:=IF([.F35]=&quot;&quot;;&quot;&quot;;[.K34]*([.H35]/100))">
            <text:p/>
          </table:table-cell>
          <table:table-cell table:formula="of:=IF([.F35]=&quot;&quot;;&quot;&quot;;[.G35]-[.I35])">
            <text:p/>
          </table:table-cell>
          <table:table-cell table:formula="of:=IF([.F35]=&quot;&quot;;&quot;&quot;;[.K34]-[.J35])">
            <text:p/>
          </table:table-cell>
        </table:table-row>
        <table:table-row table:style-name="ro1">
          <table:table-cell table:number-columns-repeated="5"/>
          <table:table-cell table:formula="of:=IF([$Auxiliar.D33]&lt;=[Datos.$E$9];[$Auxiliar.D33];&quot;&quot;)">
            <text:p/>
          </table:table-cell>
          <table:table-cell table:formula="of:=IF([.F36]=&quot;&quot;;&quot;&quot;;[Datos.$E$11])">
            <text:p/>
          </table:table-cell>
          <table:table-cell table:formula="of:=IF([.F36]=&quot;&quot;;&quot;&quot;;[Datos.$E$7])">
            <text:p/>
          </table:table-cell>
          <table:table-cell table:formula="of:=IF([.F36]=&quot;&quot;;&quot;&quot;;[.K35]*([.H36]/100))">
            <text:p/>
          </table:table-cell>
          <table:table-cell table:formula="of:=IF([.F36]=&quot;&quot;;&quot;&quot;;[.G36]-[.I36])">
            <text:p/>
          </table:table-cell>
          <table:table-cell table:formula="of:=IF([.F36]=&quot;&quot;;&quot;&quot;;[.K35]-[.J36])">
            <text:p/>
          </table:table-cell>
        </table:table-row>
        <table:table-row table:style-name="ro1">
          <table:table-cell table:number-columns-repeated="5"/>
          <table:table-cell table:formula="of:=IF([$Auxiliar.D34]&lt;=[Datos.$E$9];[$Auxiliar.D34];&quot;&quot;)">
            <text:p/>
          </table:table-cell>
          <table:table-cell table:formula="of:=IF([.F37]=&quot;&quot;;&quot;&quot;;[Datos.$E$11])">
            <text:p/>
          </table:table-cell>
          <table:table-cell table:formula="of:=IF([.F37]=&quot;&quot;;&quot;&quot;;[Datos.$E$7])">
            <text:p/>
          </table:table-cell>
          <table:table-cell table:formula="of:=IF([.F37]=&quot;&quot;;&quot;&quot;;[.K36]*([.H37]/100))">
            <text:p/>
          </table:table-cell>
          <table:table-cell table:formula="of:=IF([.F37]=&quot;&quot;;&quot;&quot;;[.G37]-[.I37])">
            <text:p/>
          </table:table-cell>
          <table:table-cell table:formula="of:=IF([.F37]=&quot;&quot;;&quot;&quot;;[.K36]-[.J37])">
            <text:p/>
          </table:table-cell>
        </table:table-row>
        <table:table-row table:style-name="ro1">
          <table:table-cell table:number-columns-repeated="5"/>
          <table:table-cell table:formula="of:=IF([$Auxiliar.D35]&lt;=[Datos.$E$9];[$Auxiliar.D35];&quot;&quot;)">
            <text:p/>
          </table:table-cell>
          <table:table-cell table:formula="of:=IF([.F38]=&quot;&quot;;&quot;&quot;;[Datos.$E$11])">
            <text:p/>
          </table:table-cell>
          <table:table-cell table:formula="of:=IF([.F38]=&quot;&quot;;&quot;&quot;;[Datos.$E$7])">
            <text:p/>
          </table:table-cell>
          <table:table-cell table:formula="of:=IF([.F38]=&quot;&quot;;&quot;&quot;;[.K37]*([.H38]/100))">
            <text:p/>
          </table:table-cell>
          <table:table-cell table:formula="of:=IF([.F38]=&quot;&quot;;&quot;&quot;;[.G38]-[.I38])">
            <text:p/>
          </table:table-cell>
          <table:table-cell table:formula="of:=IF([.F38]=&quot;&quot;;&quot;&quot;;[.K37]-[.J38])">
            <text:p/>
          </table:table-cell>
        </table:table-row>
        <table:table-row table:style-name="ro1">
          <table:table-cell table:number-columns-repeated="5"/>
          <table:table-cell table:style-name="Default"/>
          <table:table-cell table:style-name="Default" table:formula="of:=IF([.F39]=&quot;&quot;;&quot;&quot;;[Datos.$E$11])">
            <text:p/>
          </table:table-cell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Default" table:formula="of:=IF([.F40]=&quot;&quot;;&quot;&quot;;[Datos.$E$11])">
            <text:p/>
          </table:table-cell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Default" table:formula="of:=IF([.F41]=&quot;&quot;;&quot;&quot;;[Datos.$E$11])">
            <text:p/>
          </table:table-cell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Default" table:formula="of:=IF([.F42]=&quot;&quot;;&quot;&quot;;[Datos.$E$11])">
            <text:p/>
          </table:table-cell>
          <table:table-cell table:style-name="Default" table:number-columns-repeated="4"/>
        </table:table-row>
        <calcext:conditional-formats>
          <calcext:conditional-format calcext:target-range-address="'Cuadro Amortización'.G8:'Cuadro Amortización'.H38">
            <calcext:condition calcext:apply-style-name="Bordes y Fondo" calcext:value="!=&quot;&quot;" calcext:base-cell-address="'Cuadro Amortización'.G8"/>
          </calcext:conditional-format>
          <calcext:conditional-format calcext:target-range-address="'Cuadro Amortización'.F8:'Cuadro Amortización'.F38">
            <calcext:condition calcext:apply-style-name="Bordes" calcext:value="!=&quot;&quot;" calcext:base-cell-address="'Cuadro Amortización'.F8"/>
          </calcext:conditional-format>
          <calcext:conditional-format calcext:target-range-address="'Cuadro Amortización'.I8:'Cuadro Amortización'.K38">
            <calcext:condition calcext:apply-style-name="Bordes" calcext:value="!=&quot;&quot;" calcext:base-cell-address="'Cuadro Amortización'.I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s_20_y_20_Fondo" style:display-name="Bordes y Fondo" style:family="table-cell" style:parent-style-name="Default">
      <style:table-cell-properties fo:background-color="#ffff00" style:diagonal-bl-tr="none" style:diagonal-tl-br="none" fo:border="0.06pt solid #000000"/>
    </style:style>
    <style:style style:name="Bordes" style:family="table-cell" style:parent-style-name="Default">
      <style:table-cell-properties style:diagonal-bl-tr="none" style:diagonal-tl-br="none" fo:border="0.06pt solid #000000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09:14:33.760000000</meta:creation-date>
    <dc:date>2025-02-04T10:36:24.841000000</dc:date>
    <meta:editing-duration>PT1H21M52S</meta:editing-duration>
    <meta:editing-cycles>1</meta:editing-cycles>
    <meta:document-statistic meta:table-count="4" meta:cell-count="610" meta:object-count="0"/>
    <meta:generator>LibreOffice/7.6.0.3$Windows_X86_64 LibreOffice_project/69edd8b8ebc41d00b4de3915dc82f8f0fc3b6265</meta:generator>
  </office:meta>
</office:document-meta>
</file>